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Text_20_body" style:list-style-name="L57">
      <style:paragraph-properties fo:line-height="150%"/>
      <style:text-properties style:font-name="Arial" style:font-name-asian="Arial"/>
    </style:style>
    <style:style style:name="P24" style:family="paragraph" style:parent-style-name="Text_20_body" style:list-style-name="L57">
      <style:paragraph-properties fo:line-height="150%"/>
      <style:text-properties style:font-name="Arial" style:font-name-asian="Arial" style:language-asian="ja" style:country-asian="JP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9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95" style:family="paragraph" style:parent-style-name="Text_20_body" style:list-style-name="L10">
      <style:paragraph-properties fo:margin-top="0cm" fo:margin-bottom="0cm" fo:line-height="150%" style:writing-mode="lr-tb"/>
    </style:style>
    <style:style style:name="P96" style:family="paragraph" style:parent-style-name="Text_20_body" style:list-style-name="L16">
      <style:paragraph-properties fo:margin-top="0cm" fo:margin-bottom="0cm" fo:line-height="150%" style:writing-mode="lr-tb"/>
    </style:style>
    <style:style style:name="P97" style:family="paragraph" style:parent-style-name="Text_20_body" style:list-style-name="L27">
      <style:paragraph-properties fo:margin-top="0cm" fo:margin-bottom="0cm" fo:line-height="150%" style:writing-mode="lr-tb"/>
    </style:style>
    <style:style style:name="P98" style:family="paragraph" style:parent-style-name="Text_20_body" style:list-style-name="L39">
      <style:paragraph-properties fo:margin-top="0cm" fo:margin-bottom="0cm" fo:line-height="150%" style:writing-mode="lr-tb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</style:style>
    <style:style style:name="P100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01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02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03" style:family="paragraph" style:parent-style-name="Text_20_body" style:list-style-name="L5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5" style:family="paragraph" style:parent-style-name="Text_20_body" style:list-style-name="L5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06" style:family="paragraph" style:parent-style-name="Text_20_body" style:list-style-name="L5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4">res free# JVEMV6 44#8.4.3_23 / 44. currency / 8. prog-python / 4 tester / 3. id-X / 20191127_094949</text:p>
      <text:p text:style-name="P14"/>
      <text:p text:style-name="P8">[do] <text:span text:style-name="T6">#_ </text:span></text:p>
      <text:list xml:id="list8799461647308308652" text:style-name="L1">
        <text:list-item>
          <text:p text:style-name="P27">REVIEW</text:p>
        </text:list-item>
        <text:list-item>
          <text:p text:style-name="P27"><text:span text:style-name="T6">#_ </text:span>TASK-1</text:p>
          <text:list>
            <text:list-item>
              <text:list>
                <text:list-item>
                  <text:p text:style-name="P27">categorizing → if “UNKNOWN”</text:p>
                  <text:list>
                    <text:list-item>
                      <text:p text:style-name="P27">==&gt; ”update_Pos_After_Identifying” → return false</text:p>
                    </text:list-item>
                    <text:list-item>
                      <text:p text:style-name="P27">#_20191126_141554:next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CODE : #_20191127_095715:test</text:p>
                </text:list-item>
                <text:list-item>
                  <text:p text:style-name="P27">TEST ==&gt; </text:p>
                  <text:list>
                    <text:list-item>
                      <text:p text:style-name="P27">TRACE</text:p>
                      <text:list>
                        <text:list-item>
                          <text:p text:style-name="P27">loop_J2_Y</text:p>
                        </text:list-item>
                        <text:list-item>
                          <text:p text:style-name="P27">/→ _loop_J3 (valOf_Ret = (flg_Pos, valOf_Update))</text:p>
                        </text:list-item>
                        <text:list-item>
                          <text:p text:style-name="P27">/→ _loop_J3_Y</text:p>
                        </text:list-item>
                        <text:list-item>
                          <text:p text:style-name="P27">→ _loop_J3_N</text:p>
                        </text:list-item>
                        <text:list-item>
                          <text:p text:style-name="P27">/→ _loop_J3_4</text:p>
                        </text:list-item>
                      </text:list>
                    </text:list-item>
                    <text:list-item>
                      <text:p text:style-name="P27">TRACE</text:p>
                      <text:list>
                        <text:list-item>
                          <text:p text:style-name="P27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7">TEST ==&gt; </text:p>
                  <text:list>
                    <text:list-item>
                      <text:p text:style-name="P27">FIX : #_20191127_102353:fix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35706272327635354" text:style-name="L2">
        <text:list-item>
          <text:p text:style-name="P28">TASK-1 : #_20191127_102826:next</text:p>
          <text:list>
            <text:list-item>
              <text:p text:style-name="P28">#_20191107_135221:caller</text:p>
            </text:list-item>
            <text:list-item>
              <text:p text:style-name="P28"><text:soft-page-break/>“libfx_7.tester_T_2__Buy_Up__Loop_2_Trailing__V3__ForLoop_1_Sell”</text:p>
            </text:list-item>
            <text:list-item>
              <text:p text:style-name="P28">==&gt; post loop-break</text:p>
            </text:list-item>
          </text:list>
        </text:list-item>
      </text:list>
      <text:p text:style-name="P8">[further]</text:p>
      <text:list xml:id="list8672075291762960490" text:style-name="L3">
        <text:list-item>
          <text:p text:style-name="P29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4">res free# JVEMV6 44#8.4.3_24 / 44. currency / 8. prog-python / 4 tester / 3. id-X / 20191127_122728</text:p>
      <text:p text:style-name="P14"/>
      <text:p text:style-name="P8">[do] <text:span text:style-name="T6">#_ </text:span></text:p>
      <text:list xml:id="list8490885191726240744" text:style-name="L4">
        <text:list-item>
          <text:p text:style-name="P30"><text:span text:style-name="T6">#_ </text:span>REVIEW</text:p>
        </text:list-item>
        <text:list-item>
          <text:p text:style-name="P30">TASK-1 : #_20191127_102826:next</text:p>
          <text:list>
            <text:list-item>
              <text:list>
                <text:list-item>
                  <text:p text:style-name="P30">#_20191107_135221:caller</text:p>
                </text:list-item>
                <text:list-item>
                  <text:p text:style-name="P30">“libfx_7.tester_T_2__Buy_Up__Loop_2_Trailing__V3__ForLoop_1_Sell”</text:p>
                </text:list-item>
                <text:list-item>
                  <text:p text:style-name="P30">==&gt; post loop-break</text:p>
                </text:list-item>
              </text:list>
            </text:list-item>
            <text:list-item>
              <text:p text:style-name="P30"><text:span text:style-name="T6">#_ </text:span>T-1.1 : review code [20191127_123305</text:p>
            </text:list-item>
            <text:list-item>
              <text:p text:style-name="P30"><text:span text:style-name="T6">#_ </text:span>T-1.2 : “TEST” → comment out</text:p>
              <text:list>
                <text:list-item>
                  <text:p text:style-name="P30"><text:span text:style-name="T6">#_ </text:span>CODE </text:p>
                </text:list-item>
                <text:list-item>
                  <text:p text:style-name="P30">TEST ==&gt; </text:p>
                  <text:list>
                    <text:list-item>
                      <text:p text:style-name="P30">result</text:p>
                      <text:list>
                        <text:list-item>
                          <text:p text:style-name="P30">2019.04.24 07:45 ==&gt; C5 → WHY?</text:p>
                        </text:list-item>
                      </text:list>
                    </text:list-item>
                    <text:list-item>
                      <text:p text:style-name="P30">TRY : ==&gt; OK</text:p>
                    </text:list-item>
                    <text:list-item>
                      <text:p text:style-name="P30">result</text:p>
                      <text:list>
                        <text:list-item>
                          <text:p text:style-name="P30">2019.04.24 08:00 → C5, why ?</text:p>
                        </text:list-item>
                        <text:list-item>
                          <text:p text:style-name="P3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span text:style-name="T6">#_ </text:span>T-1.3 : change → j3.4</text:p>
              <text:list>
                <text:list-item>
                  <text:p text:style-name="P84">CODE</text:p>
                  <text:list>
                    <text:list-item>
                      <text:p text:style-name="P84">“cond_1 = (e0.price_Low &lt;= e0.price_Close)”</text:p>
                      <text:list>
                        <text:list-item>
                          <text:p text:style-name="P84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6">#_ </text:span>TEST ==&gt; OK </text:p>
                </text:list-item>
              </text:list>
            </text:list-item>
            <text:list-item>
              <text:p text:style-name="P84">T-1.3 : lo_LO_Pos_Exits → build</text:p>
              <text:list>
                <text:list-item>
                  <text:p text:style-name="P84">#_20191127_130006:ref</text:p>
                </text:list-item>
                <text:list-item>
                  <text:p text:style-name="P84">TRACE</text:p>
                  <text:list>
                    <text:list-item>
                      <text:p text:style-name="P84">update_Pos_After_Identifying_C8</text:p>
                    </text:list-item>
                    <text:list-item>
                      <text:p text:style-name="P84">← update_Pos_After_Identifying</text:p>
                    </text:list-item>
                  </text:list>
                </text:list-item>
                <text:list-item>
                  <text:p text:style-name="P84">CODE : “step : D : j6-2”</text:p>
                  <text:list>
                    <text:list-item>
                      <text:p text:style-name="P84">#_20191127_130848:tmp</text:p>
                    </text:list-item>
                    <text:list-item>
                      <text:p text:style-name="P84">new FUNC : reset_Pos(Pos)</text:p>
                      <text:list>
                        <text:list-item>
                          <text:p text:style-name="P84">#_20191127_131823:caller</text:p>
                        </text:list-item>
                        <text:list-item>
                          <text:p text:style-name="P84">#_20191127_131828:head</text:p>
                        </text:list-item>
                        <text:list-item>
                          <text:p text:style-name="P84">#_20191127_131831:wl:in-func</text:p>
                        </text:list-item>
                      </text:list>
                    </text:list-item>
                    <text:list-item>
                      <text:p text:style-name="P84">TEST ==&gt; </text:p>
                      <text:list>
                        <text:list-item>
                          <text:p text:style-name="P84">review : libfx_6.py:5567</text:p>
                          <text:list>
                            <text:list-item>
                              <text:p text:style-name="P84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PROBLEM ==&gt; dat file → entries all same</text:p>
                  <text:list>
                    <text:list-item>
                      <text:p text:style-name="P84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84">TRY : #_20191127_134648:tmp</text:p>
                      <text:list>
                        <text:list-item>
                          <text:p text:style-name="P8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443512755681747652" text:style-name="L5">
        <text:list-item>
          <text:p text:style-name="P31">TASK : </text:p>
          <text:list>
            <text:list-item>
              <text:p text:style-name="P31">“step : A : 2 : j1 : N” ==&gt; modify</text:p>
              <text:list>
                <text:list-item>
                  <text:p text:style-name="P31"><text:soft-page-break/>→ loop-break NOT by “len(lo_Pos_Exits) &lt;= 0”</text:p>
                </text:list-item>
                <text:list-item>
                  <text:p text:style-name="P31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1">TASK-2 : <text:span text:style-name="T8">PROBLEM ==&gt; dat file → entries all same</text:span></text:p>
          <text:list>
            <text:list-item>
              <text:p text:style-name="P85">#_20191127_133126:tmp (libfx_6)</text:p>
            </text:list-item>
          </text:list>
        </text:list-item>
      </text:list>
      <text:p text:style-name="P8">[further]</text:p>
      <text:list xml:id="list8543661392997828820" text:style-name="L6">
        <text:list-item>
          <text:p text:style-name="P32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4">res free# JVEMV6 44#8.4.3_25 / 44. currency / 8. prog-python / 4 tester / 3. id-X / 20191127_153307</text:p>
      <text:p text:style-name="P14"/>
      <text:p text:style-name="P8">[do] <text:span text:style-name="T6">#_ </text:span></text:p>
      <text:list xml:id="list2889126718163646728" text:style-name="L7">
        <text:list-item>
          <text:p text:style-name="P33">REVIEW</text:p>
        </text:list-item>
        <text:list-item>
          <text:p text:style-name="P33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3">→ loop-break NOT by “len(lo_Pos_Exits) &lt;= 0”</text:p>
                    </text:list-item>
                    <text:list-item>
                      <text:p text:style-name="P33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3">T-1.1 : probe</text:p>
              <text:list>
                <text:list-item>
                  <text:p text:style-name="P33"><text:span text:style-name="T6">#_ </text:span>“step : A : 2 : j1” → where used ?</text:p>
                  <text:list>
                    <text:list-item>
                      <text:p text:style-name="P33"><text:span text:style-name="T12">#_20191127_153839:tmp</text:span> ==&gt; this</text:p>
                      <text:list>
                        <text:list-item>
                          <text:p text:style-name="P33">in → tester_T_2__Buy_Up__Loop_2_Trailing__V3_Sell</text:p>
                        </text:list-item>
                      </text:list>
                    </text:list-item>
                    <text:list-item>
                      <text:p text:style-name="P33">#_20191127_153903:tmp</text:p>
                      <text:list>
                        <text:list-item>
                          <text:p text:style-name="P33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6">#_ </text:span>“(step : A : 2 : 1) loop --&gt; comp” → where // in dat file ?</text:p>
                  <text:list>
                    <text:list-item>
                      <text:p text:style-name="P33">→ after : “valOf_Identity ==&gt; C8” </text:p>
                    </text:list-item>
                  </text:list>
                </text:list-item>
                <text:list-item>
                  <text:p text:style-name="P33"><text:soft-page-break/><text:span text:style-name="T6">#_ </text:span>“(step : A : 2 : 1) loop --&gt; comp” → where // in py file ?</text:p>
                  <text:list>
                    <text:list-item>
                      <text:p text:style-name="P33">→ #_20191127_154533:tmp (once) (line : 5946)</text:p>
                    </text:list-item>
                  </text:list>
                </text:list-item>
                <text:list-item>
                  <text:p text:style-name="P33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3">TRY → re-execute</text:p>
                      <text:list>
                        <text:list-item>
                          <text:p text:style-name="P33">==&gt; now → “libfx_6.py:5458”</text:p>
                        </text:list-item>
                      </text:list>
                    </text:list-item>
                    <text:list-item>
                      <text:p text:style-name="P33">TRY : what is actually there in the line 5458 in py file ?</text:p>
                      <text:list>
                        <text:list-item>
                          <text:p text:style-name="P33">==&gt; another func : tester_T_2__Buy_Up__Loop_2_Trailing__V3_Sell</text:p>
                        </text:list-item>
                      </text:list>
                    </text:list-item>
                    <text:list-item>
                      <text:p text:style-name="P33">TRY : “loop --&gt; comp” → where // in py file ?</text:p>
                      <text:list>
                        <text:list-item>
                          <text:p text:style-name="P33"><text:span text:style-name="T13">#_20191127_155149:tmp</text:span> ==&gt; this</text:p>
                          <text:list>
                            <text:list-item>
                              <text:p text:style-name="P33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3">#_20191127_154533:tmp</text:p>
                          <text:list>
                            <text:list-item>
                              <text:p text:style-name="P33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3"><text:span text:style-name="T6">#_ </text:span>T-1.2 : probes</text:p>
              <text:list>
                <text:list-item>
                  <text:p text:style-name="P33">1.2.1 : “(step : A : 2 : X) reporting” ==&gt; where in → log file</text:p>
                  <text:list>
                    <text:list-item>
                      <text:p text:style-name="P33">==&gt; OK</text:p>
                    </text:list-item>
                  </text:list>
                </text:list-item>
                <text:list-item>
                  <text:p text:style-name="P33">1.2.2 : “cntOf_Loop” → what value it has ?</text:p>
                  <text:list>
                    <text:list-item>
                      <text:p text:style-name="P33">==&gt; incremental</text:p>
                    </text:list-item>
                  </text:list>
                </text:list-item>
              </text:list>
            </text:list-item>
            <text:list-item>
              <text:p text:style-name="P33"><text:span text:style-name="T6">#_ </text:span>T-1.3 : loop break → use “cntOf_Loop” value</text:p>
              <text:list>
                <text:list-item>
                  <text:p text:style-name="P33">CODE</text:p>
                </text:list-item>
                <text:list-item>
                  <text:p text:style-name="P33">TEST ==&gt; OK</text:p>
                  <text:list>
                    <text:list-item>
                      <text:p text:style-name="P33">log → output-ed</text:p>
                    </text:list-item>
                  </text:list>
                </text:list-item>
                <text:list-item>
                  <text:p text:style-name="P33"><text:span text:style-name="T6">#_ </text:span>-1.3.1 : “cntOf_Loop” value ==&gt; change </text:p>
                  <text:list>
                    <text:list-item>
                      <text:p text:style-name="P33">CODE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86"><text:span text:style-name="T13">#_20191127_133126:tmp</text:span> (libfx_6) ::[20191127_162818</text:p>
                </text:list-item>
              </text:list>
            </text:list-item>
            <text:list-item>
              <text:p text:style-name="P86">T-2.1 : probe</text:p>
              <text:list>
                <text:list-item>
                  <text:p text:style-name="P86">“(step : A : 2 : j1 : Y : 1)” ==&gt; shown in log file ?</text:p>
                  <text:list>
                    <text:list-item>
                      <text:p text:style-name="P86">==&gt; FOUND : “[libfx_6.py:5523” → at this line, Pos has already irregular → “Pos['st_idx']<text:tab/>14</text:p>
                    </text:list-item>
                    <text:list-item>
                      <text:p text:style-name="P86">Pos['st_pr']<text:tab/>78.644</text:p>
                    </text:list-item>
                    <text:list-item>
                      <text:p text:style-name="P86">Pos['ext_idx']<text:tab/>13”</text:p>
                    </text:list-item>
                  </text:list>
                </text:list-item>
              </text:list>
            </text:list-item>
            <text:list-item>
              <text:p text:style-name="P86">T-2.2 : TRACE</text:p>
              <text:list>
                <text:list-item>
                  <text:p text:style-name="P86">libfx_6 :: tester_T_2__Buy_Up__Loop_2_Trailing__V3__ForLoop_1_Sell</text:p>
                  <text:list>
                    <text:list-item>
                      <text:p text:style-name="P86">#_20191102_121417:caller</text:p>
                    </text:list-item>
                  </text:list>
                </text:list-item>
                <text:list-item>
                  <text:p text:style-name="P86">==&gt; in this function, search → “lo_Pos_Exits.append”</text:p>
                  <text:list>
                    <text:list-item>
                      <text:p text:style-name="P86">→ not entry</text:p>
                    </text:list-item>
                  </text:list>
                </text:list-item>
                <text:list-item>
                  <text:p text:style-name="P86">2.2.1 : search “lo_Pos_Exits.append” in libfx_7</text:p>
                  <text:list>
                    <text:list-item>
                      <text:p text:style-name="P86">#_20191127_163615:tmp</text:p>
                    </text:list-item>
                    <text:list-item>
                      <text:p text:style-name="P86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60019118477829978" text:style-name="L8">
        <text:list-item>
          <text:p text:style-name="P34">TASK : continue</text:p>
          <text:list>
            <text:list-item>
              <text:p text:style-name="P34">TASK-2.2.1</text:p>
            </text:list-item>
          </text:list>
        </text:list-item>
      </text:list>
      <text:p text:style-name="P8">[further]</text:p>
      <text:list xml:id="list5013511987687381158" text:style-name="L9">
        <text:list-item>
          <text:p text:style-name="P35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4">25<text:span text:style-name="T14">---------------------------------------------------------------------------</text:span></text:p>
      <text:p text:style-name="P14"><text:soft-page-break/>res free# JVEMV6 44#8.4.3_26 / 44. currency / 8. prog-python / 4 tester / 3. id-X / 20191128_134355</text:p>
      <text:p text:style-name="P14"/>
      <text:p text:style-name="P8">[do] <text:span text:style-name="T6">#_ </text:span></text:p>
      <text:list xml:id="list6693645819453250664" text:style-name="L10">
        <text:list-item>
          <text:p text:style-name="P36">REVIEW</text:p>
        </text:list-item>
        <text:list-item>
          <text:p text:style-name="P95"><text:span text:style-name="T2">TASK-1 : </text:span><text:span text:style-name="T3">search “lo_Pos_Exits.append” in libfx_7</text:span></text:p>
        </text:list-item>
      </text:list>
      <text:list xml:id="list33726966" text:continue-list="list8490885191726240744" text:style-name="L4">
        <text:list-item>
          <text:list>
            <text:list-item>
              <text:list>
                <text:list-item>
                  <text:list>
                    <text:list-item>
                      <text:p text:style-name="P84">#_20191127_163615:tmp</text:p>
                    </text:list-item>
                    <text:list-item>
                      <text:p text:style-name="P84">#_20191127_163641:tmp</text:p>
                    </text:list-item>
                  </text:list>
                </text:list-item>
              </text:list>
            </text:list-item>
            <text:list-item>
              <text:p text:style-name="P84">SEG-1 : stopper → set</text:p>
              <text:list>
                <text:list-item>
                  <text:p text:style-name="P84"><text:span text:style-name="T6">#_ </text:span>S-1.1</text:p>
                  <text:list>
                    <text:list-item>
                      <text:p text:style-name="P84">“cntOf_Loop” → where used ?</text:p>
                      <text:list>
                        <text:list-item>
                          <text:p text:style-name="P84">tester_T_2__Buy_Up__Loop_2_Trailing__V3_Sell</text:p>
                        </text:list-item>
                        <text:list-item>
                          <text:p text:style-name="P84">/ tester_T_2__Buy_Up__Loop_2_Trailing__V3__ForLoop_1_Sell</text:p>
                        </text:list-item>
                      </text:list>
                    </text:list-item>
                    <text:list-item>
                      <text:p text:style-name="P84"><text:span text:style-name="T6">#_ </text:span>“(step : A : j1.2 : Y) loop limit” → shown in log file ?</text:p>
                      <text:list>
                        <text:list-item>
                          <text:p text:style-name="P84">==&gt; YES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6">#_ </text:span>S-1.2 : set limit → <text:span text:style-name="T15">15</text:span>10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6">#_ </text:span>T-1.1 </text:p>
              <text:list>
                <text:list-item>
                  <text:p text:style-name="P84">loop limit → off ==&gt; then, dat file wil show what ?</text:p>
                  <text:list>
                    <text:list-item>
                      <text:p text:style-name="P84">use → “[SLICE-30]”</text:p>
                    </text:list-item>
                  </text:list>
                </text:list-item>
                <text:list-item>
                  <text:p text:style-name="P84">CODE</text:p>
                </text:list-item>
                <text:list-item>
                  <text:p text:style-name="P84">TEST ==&gt; </text:p>
                  <text:list>
                    <text:list-item>
                      <text:p text:style-name="P84">RESULTS</text:p>
                      <text:list>
                        <text:list-item>
                          <text:p text:style-name="P84">5 entries</text:p>
                        </text:list-item>
                        <text:list-item>
                          <text:p text:style-name="P84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O</text:p>
                  <text:list>
                    <text:list-item>
                      <text:p text:style-name="P84"><text:soft-page-break/>ext_idx ==&gt; where used in py file ?</text:p>
                    </text:list-item>
                    <text:list-item>
                      <text:p text:style-name="P84"><text:span text:style-name="T6">#_ </text:span>“ts_SL ----&gt; SL” ==&gt; where shown in log file ? (BUSL3_No_T_3.(20191128_135530).log)</text:p>
                      <text:list>
                        <text:list-item>
                          <text:p text:style-name="P84">line : 252,772, ==&gt; 2 instances</text:p>
                        </text:list-item>
                      </text:list>
                    </text:list-item>
                    <text:list-item>
                      <text:p text:style-name="P84">dat file → when created in py file ? </text:p>
                      <text:list>
                        <text:list-item>
                          <text:p text:style-name="P84">libfx_6.py:8874</text:p>
                        </text:list-item>
                        <text:list-item>
                          <text:p text:style-name="P84">tester_T_2__Report_Dat</text:p>
                          <text:list>
                            <text:list-item>
                              <text:p text:style-name="P84">caller : line, </text:p>
                              <text:list>
                                <text:list-item>
                                  <text:p text:style-name="P84">8841 : tester_T_2__Report_Dat</text:p>
                                </text:list-item>
                                <text:list-item>
                                  <text:p text:style-name="P84">9620 : _tester_T_2__Choice_1</text:p>
                                </text:list-item>
                                <text:list-item>
                                  <text:p text:style-name="P84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3</text:p>
              <text:list>
                <text:list-item>
                  <text:p text:style-name="P84">DO</text:p>
                  <text:list>
                    <text:list-item>
                      <text:p text:style-name="P84">10112 : tester_T_3 ==&gt; what is being done ?</text:p>
                    </text:list-item>
                    <text:list-item>
                      <text:p text:style-name="P84">tester_T_2__Report_Dat</text:p>
                    </text:list-item>
                  </text:list>
                </text:list-item>
              </text:list>
            </text:list-item>
            <text:list-item>
              <text:p text:style-name="P84">T-1.4</text:p>
              <text:list>
                <text:list-item>
                  <text:p text:style-name="P84">DO</text:p>
                  <text:list>
                    <text:list-item>
                      <text:p text:style-name="P84">func “libfx_6::tester_T_2__Buy_Up__Loop_2_Trailing__V3_Sell” ==&gt; returns “lo_Pos_Exits” ==&gt; what is this variable?</text:p>
                    </text:list-item>
                    <text:list-item>
                      <text:p text:style-name="P84">libfx_6::tester_T_3</text:p>
                    </text:list-item>
                    <text:list-item>
                      <text:p text:style-name="P84">/ tester_T_2__Buy_Up__Loop_2_Trailing__V3_Sell</text:p>
                      <text:list>
                        <text:list-item>
                          <text:p text:style-name="P84">#_20191128_142320:tmp</text:p>
                        </text:list-item>
                        <text:list-item>
                          <text:p text:style-name="P84">“lo_LO_Pos_Exits”</text:p>
                          <text:list>
                            <text:list-item>
                              <text:p text:style-name="P84"/>
                            </text:list-item>
                          </text:list>
                        </text:list-item>
                        <text:list-item>
                          <text:p text:style-name="P84">returned : (cntOf_Loop, lo_Pos_Exits) = </text:p>
                        </text:list-item>
                        <text:list-item>
                          <text:p text:style-name="P84">returns : ret = (cntOf_Loop, lo_LO_Pos_Exits)</text:p>
                        </text:list-item>
                        <text:list-item>
                          <text:p text:style-name="P84">for i in range(0, num_Max_Loop): <text:s text:c="2"/>#for-loop-1:20191031_130700</text:p>
                        </text:list-item>
                        <text:list-item>
                          <text:p text:style-name="P84"><text:soft-page-break/>/ libfx_7.tester_T_2__Buy_Up__Loop_2_Trailing__V3__ForLoop_1_Sell</text:p>
                          <text:list>
                            <text:list-item>
                              <text:p text:style-name="P84">#_20191128_142437:tmp</text:p>
                            </text:list-item>
                            <text:list-item>
                              <text:p text:style-name="P84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84">ret = (cntOf_Loop, lo_LO_Pos_Exits)</text:p>
                        </text:list-item>
                      </text:list>
                    </text:list-item>
                    <text:list-item>
                      <text:p text:style-name="P84">log file → line 5819 ==&gt; shown ?</text:p>
                      <text:list>
                        <text:list-item>
                          <text:p text:style-name="P84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5</text:p>
              <text:list>
                <text:list-item>
                  <text:p text:style-name="P84">DO</text:p>
                  <text:list>
                    <text:list-item>
                      <text:p text:style-name="P84">#_20191128_142805:tmp</text:p>
                    </text:list-item>
                    <text:list-item>
                      <text:p text:style-name="P84">log → show ext values, as well</text:p>
                    </text:list-item>
                  </text:list>
                </text:list-item>
                <text:list-item>
                  <text:p text:style-name="P84">CODE</text:p>
                </text:list-item>
                <text:list-item>
                  <text:p text:style-name="P84">TEST ==&gt; </text:p>
                  <text:list>
                    <text:list-item>
                      <text:p text:style-name="P84">FOUND</text:p>
                      <text:list>
                        <text:list-item>
                          <text:p text:style-name="P84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673602820026574336" text:style-name="L11">
        <text:list-item>
          <text:p text:style-name="P37">TASK-1</text:p>
          <text:list>
            <text:list-item>
              <text:p text:style-name="P37">when appending to “<text:span text:style-name="T8">lo_LO_Pos_Exits</text:span>” → what is being appended ?</text:p>
            </text:list-item>
            <text:list-item>
              <text:p text:style-name="P37">#_20191128_143856:next</text:p>
            </text:list-item>
          </text:list>
        </text:list-item>
      </text:list>
      <text:p text:style-name="P8">[further]</text:p>
      <text:list xml:id="list1784712991683178737" text:style-name="L12">
        <text:list-item>
          <text:p text:style-name="P38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4">res free# JVEMV6 44#8.4.3_27 / 44. currency / 8. prog-python / 4 tester / 3. id-<text:soft-page-break/>X / 20191129_112853</text:p>
      <text:p text:style-name="P14"/>
      <text:p text:style-name="P8">[do] <text:span text:style-name="T6">#_ </text:span></text:p>
      <text:list xml:id="list6347132290504556750" text:style-name="L13">
        <text:list-item>
          <text:p text:style-name="P39">REVIEW</text:p>
        </text:list-item>
        <text:list-item>
          <text:p text:style-name="P39">TASK-1</text:p>
          <text:list>
            <text:list-item>
              <text:p text:style-name="P39">PLANS</text:p>
              <text:list>
                <text:list-item>
                  <text:p text:style-name="P39">when appending to “<text:span text:style-name="T8">lo_LO_Pos_Exits</text:span>” → what is being appended ?</text:p>
                </text:list-item>
                <text:list-item>
                  <text:p text:style-name="P39">#_20191128_143856:next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#_20191129_113120:debug</text:p>
                </text:list-item>
                <text:list-item>
                  <text:p text:style-name="P39">CODE</text:p>
                </text:list-item>
                <text:list-item>
                  <text:p text:style-name="P39">TEST ==&gt; </text:p>
                  <text:list>
                    <text:list-item>
                      <text:p text:style-name="P39">FOUND</text:p>
                      <text:list>
                        <text:list-item>
                          <text:p text:style-name="P39">“tmp_Pos['ext_idx']<text:tab/>13<text:tab/>dateTime<text:tab/>2019.04.24 08:30”</text:p>
                        </text:list-item>
                        <text:list-item>
                          <text:p text:style-name="P39">“tmp_e0.dateTime<text:tab/>2019.04.24 09:00”</text:p>
                        </text:list-item>
                        <text:list-item>
                          <text:p text:style-name="P87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T-1.2</text:p>
              <text:list>
                <text:list-item>
                  <text:p text:style-name="P87">PLANS</text:p>
                  <text:list>
                    <text:list-item>
                      <text:p text:style-name="P87">libfx_7.tester_T_2__Buy_Up__Loop_2_Trailing__V3__ForLoop_1_Sell ==&gt; review</text:p>
                    </text:list-item>
                  </text:list>
                </text:list-item>
                <text:list-item>
                  <text:p text:style-name="P87">DO</text:p>
                  <text:list>
                    <text:list-item>
                      <text:p text:style-name="P87">#_20191129_114625:debug → “lo_Pos_Exits.append(setOf_Pos_Exit)”</text:p>
                    </text:list-item>
                    <text:list-item>
                      <text:p text:style-name="P87">“step : B : j5-2 : post : 1” ==&gt; show Pos values</text:p>
                      <text:list>
                        <text:list-item>
                          <text:p text:style-name="P87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T-1.3 : probe → _loop_J5</text:p>
            </text:list-item>
            <text:list-item>
              <text:p text:style-name="P87">T-1.4</text:p>
              <text:list>
                <text:list-item>
                  <text:p text:style-name="P87">#_20191129_122003:next</text:p>
                </text:list-item>
                <text:list-item>
                  <text:p text:style-name="P87">PLAN</text:p>
                  <text:list>
                    <text:list-item>
                      <text:p text:style-name="P87"><text:soft-page-break/>update Pos → “cu” value</text:p>
                    </text:list-item>
                  </text:list>
                </text:list-item>
                <text:list-item>
                  <text:p text:style-name="P87">CODE</text:p>
                  <text:list>
                    <text:list-item>
                      <text:list>
                        <text:list-item>
                          <text:p text:style-name="P87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87">TEST ==&gt; ~</text:p>
                </text:list-item>
                <text:list-item>
                  <text:p text:style-name="P87">“step : D : j6-2 : Y : 1” ==&gt; add output log func</text:p>
                  <text:list>
                    <text:list-item>
                      <text:p text:style-name="P87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1830382585559716" text:style-name="L14">
        <text:list-item>
          <text:p text:style-name="P40">TASK : PROBE</text:p>
          <text:list>
            <text:list-item>
              <text:p text:style-name="P40">log file : line : 339 // BUSL3_No_T_3.(20191129_131652).log</text:p>
              <text:list>
                <text:list-item>
                  <text:p text:style-name="P40">“[libfx_6.py:5461 / 20191129_131657] (step : A : 2 : 1) loop --&gt; comp”</text:p>
                </text:list-item>
                <text:list-item>
                  <text:p text:style-name="P40">libfx_6.py:5461</text:p>
                  <text:list>
                    <text:list-item>
                      <text:p text:style-name="P40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2821453615079979548" text:style-name="L15">
        <text:list-item>
          <text:p text:style-name="P41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4">res free# JVEMV6 44#8.4.3_28 / 44. currency / 8. prog-python / 4 tester / 3. id-X / 20191130_083804</text:p>
      <text:p text:style-name="P14"/>
      <text:p text:style-name="P8">[do] <text:span text:style-name="T6">#_ </text:span></text:p>
      <text:list xml:id="list3320165172031972155" text:style-name="L16">
        <text:list-item>
          <text:p text:style-name="P42">REVIEW</text:p>
        </text:list-item>
        <text:list-item>
          <text:p text:style-name="P96"><text:span text:style-name="T2">TASK-1</text:span><text:span text:style-name="T3"> : PROBE</text:span></text:p>
          <text:list>
            <text:list-item>
              <text:list>
                <text:list-item>
                  <text:p text:style-name="P42">log file : line : 339 // BUSL3_No_T_3.(20191129_131652).log</text:p>
                  <text:list>
                    <text:list-item>
                      <text:p text:style-name="P42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2">libfx_6.py:5461</text:p>
                </text:list-item>
                <text:list-item>
                  <text:p text:style-name="P88">#_20191129_132713:next</text:p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FOUND</text:p>
                  <text:list>
                    <text:list-item>
                      <text:p text:style-name="P88">“[libfx_7.py:3913 / 20191130_083833] (step : C : 2.2 : 2) call func ==&gt; comp”</text:p>
                      <text:list>
                        <text:list-item>
                          <text:p text:style-name="P88">==&gt; “Pos['ext_idx']<text:tab/>13”</text:p>
                        </text:list-item>
                        <text:list-item>
                          <text:p text:style-name="P88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2</text:p>
              <text:list>
                <text:list-item>
                  <text:p text:style-name="P88">DO</text:p>
                  <text:list>
                    <text:list-item>
                      <text:p text:style-name="P88">“reset” → review : “(step : D : j6-2 : Y : 3)” : libfx_7.py:4874</text:p>
                    </text:list-item>
                    <text:list-item>
                      <text:p text:style-name="P88">log</text:p>
                    </text:list-item>
                  </text:list>
                </text:list-item>
                <text:list-item>
                  <text:p text:style-name="P88">TEST ==&gt; <text:s text:c="2"/>::[20191130_123327</text:p>
                  <text:list>
                    <text:list-item>
                      <text:p text:style-name="P88">==&gt; comp</text:p>
                    </text:list-item>
                  </text:list>
                </text:list-item>
                <text:list-item>
                  <text:p text:style-name="P88">FOUND</text:p>
                  <text:list>
                    <text:list-item>
                      <text:p text:style-name="P88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88">T-1.3 ::[20191130_124630</text:p>
              <text:list>
                <text:list-item>
                  <text:p text:style-name="P88">add debug points</text:p>
                  <text:list>
                    <text:list-item>
                      <text:p text:style-name="P88">libfx_7.py:4268 → #_20191130_124726:debug</text:p>
                    </text:list-item>
                  </text:list>
                </text:list-item>
                <text:list-item>
                  <text:p text:style-name="P88">TEST ==&gt; before “update_Pos_After_Identifying”</text:p>
                  <text:list>
                    <text:list-item>
                      <text:p text:style-name="P88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88">T-1.4</text:p>
              <text:list>
                <text:list-item>
                  <text:p text:style-name="P88">add debug points</text:p>
                  <text:list>
                    <text:list-item>
                      <text:p text:style-name="P88">after “update_Pos_After_Identifying” : #_20191130_125200:debug</text:p>
                    </text:list-item>
                  </text:list>
                </text:list-item>
                <text:list-item>
                  <text:p text:style-name="P88">TEST ==&gt; COMP</text:p>
                </text:list-item>
              </text:list>
            </text:list-item>
            <text:list-item>
              <text:p text:style-name="P88">T-1.5</text:p>
              <text:list>
                <text:list-item>
                  <text:p text:style-name="P88">DO</text:p>
                  <text:list>
                    <text:list-item>
                      <text:p text:style-name="P88"><text:soft-page-break/>at the beginning of “tester_T_2__Buy_Up__Loop_2_Trailing__V3__ForLoop_1_Sell”</text:p>
                      <text:list>
                        <text:list-item>
                          <text:p text:style-name="P88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88">TEST ==&gt; OK (it seems)</text:p>
                </text:list-item>
              </text:list>
            </text:list-item>
            <text:list-item>
              <text:p text:style-name="P88">T-1.5 : PROBLEM</text:p>
              <text:list>
                <text:list-item>
                  <text:list>
                    <text:list-item>
                      <text:p text:style-name="P88">dat file → ext_id ==&gt; all same → why ?</text:p>
                    </text:list-item>
                  </text:list>
                </text:list-item>
                <text:list-item>
                  <text:p text:style-name="P88">TRY : review ==&gt; libfx_6.py:9172</text:p>
                  <text:list>
                    <text:list-item>
                      <text:p text:style-name="P88">→ def tester_T_2__Report_Dat() : #_20191007_140229:caller</text:p>
                    </text:list-item>
                    <text:list-item>
                      <text:p text:style-name="P88">TRACE</text:p>
                      <text:list>
                        <text:list-item>
                          <text:p text:style-name="P88">def tester_T_3(request, _strOf_Op_Name = "BUSL3_No_T_2")</text:p>
                        </text:list-item>
                        <text:list-item>
                          <text:p text:style-name="P88">/ tester_T_2__Buy_Up__Loop_2_Trailing__V3_Sell :: (cntOf_Loop, lo_Pos_Exits)</text:p>
                        </text:list-item>
                        <text:list-item>
                          <text:p text:style-name="P88">/ tester_T_2__Report_Dat (… lo_Pos_Exits ...)</text:p>
                        </text:list-item>
                        <text:list-item>
                          <text:p text:style-name="P88">/ tester_T_2__Report_Log</text:p>
                        </text:list-item>
                      </text:list>
                    </text:list-item>
                    <text:list-item>
                      <text:p text:style-name="P88">TRACE</text:p>
                      <text:list>
                        <text:list-item>
                          <text:p text:style-name="P88">tester_T_2__Buy_Up__Loop_2_Trailing__V3_Sell :: (cntOf_Loop, lo_Pos_Exits)</text:p>
                          <text:list>
                            <text:list-item>
                              <text:p text:style-name="P88">/ for i in range(0, num_Max_Loop)</text:p>
                            </text:list-item>
                            <text:list-item>
                              <text:p text:style-name="P88">/ libfx_7.tester_T_2__Buy_Up__Loop_2_Trailing__V3__ForLoop_1_Sell :: (cntOf_Loop, lo_Pos_Exits, cntOf_Loop_B)</text:p>
                            </text:list-item>
                            <text:list-item>
                              <text:p text:style-name="P88">/ lo_LO_Pos_Exits.append(tmp_LO_Pos_Exits_0)</text:p>
                            </text:list-item>
                            <text:list-item>
                              <text:p text:style-name="P88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TRY : after dat writing, → write out to log file</text:p>
                  <text:list>
                    <text:list-item>
                      <text:p text:style-name="P88">CODE </text:p>
                    </text:list-item>
                    <text:list-item>
                      <text:p text:style-name="P88">TEST ==&gt; <text:s/>::[20191130_134249 <text:s/></text:p>
                      <text:list>
                        <text:list-item>
                          <text:p text:style-name="P42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11600386233330794" text:style-name="L17">
        <text:list-item>
          <text:p text:style-name="P43">TASK</text:p>
          <text:list>
            <text:list-item>
              <text:p text:style-name="P43">“[libfx_7.py:3268 / 20191130_134649] (step : B : j3 : Y) price_Low &lt; ST_price ==&gt; C1, C2, C3, C6”</text:p>
              <text:list>
                <text:list-item>
                  <text:p text:style-name="P43">==&gt; coding (“j3.1”, memo=2019-11-08-<text:span text:style-name="T8">②)</text:span></text:p>
                </text:list-item>
                <text:list-item>
                  <text:p text:style-name="P43">#_20191130_135558:next</text:p>
                </text:list-item>
              </text:list>
            </text:list-item>
          </text:list>
        </text:list-item>
      </text:list>
      <text:p text:style-name="P8">[further]</text:p>
      <text:list xml:id="list8672530254689060086" text:style-name="L18">
        <text:list-item>
          <text:p text:style-name="P44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4">res free# JVEMV6 44#8.4.3_29 / 44. currency / 8. prog-python / 4 tester / 3. id-X / 20191201_090134</text:p>
      <text:p text:style-name="P14"/>
      <text:p text:style-name="P8">[do] <text:span text:style-name="T6">#_ </text:span></text:p>
      <text:list xml:id="list2479308794168130042" text:style-name="L19">
        <text:list-item>
          <text:p text:style-name="P45">REVIEW</text:p>
        </text:list-item>
        <text:list-item>
          <text:p text:style-name="P45">TASK-1</text:p>
          <text:list>
            <text:list-item>
              <text:list>
                <text:list-item>
                  <text:p text:style-name="P45">“[libfx_7.py:3268 / 20191130_134649] (step : B : j3 : Y) price_Low &lt; ST_price ==&gt; C1, C2, C3, C6”</text:p>
                </text:list-item>
                <text:list-item>
                  <text:p text:style-name="P45">==&gt; coding (“j3.1”, memo=2019-11-08-<text:span text:style-name="T8">②)</text:span></text:p>
                </text:list-item>
                <text:list-item>
                  <text:p text:style-name="P45">#_20191130_135558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~~ “step : B : j3.1 : N”</text:p>
                </text:list-item>
                <text:list-item>
                  <text:p text:style-name="P45">CODE</text:p>
                </text:list-item>
                <text:list-item>
                  <text:p text:style-name="P45">TEST ==&gt; <text:s text:c="2"/>::[20191201_091759</text:p>
                  <text:list>
                    <text:list-item>
                      <text:p text:style-name="P45"><text:soft-page-break/>FOUND : BUSL3_No_T_3.(20191130_134638).dir</text:p>
                      <text:list>
                        <text:list-item>
                          <text:p text:style-name="P45">first bar → “price_Low &lt; ST_price ==&gt; C1, C2, C3, C6”</text:p>
                          <text:list>
                            <text:list-item>
                              <text:p text:style-name="P45">==&gt; then, the loop doesn't end</text:p>
                            </text:list-item>
                            <text:list-item>
                              <text:p text:style-name="P45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T-1.2 : modify</text:p>
                  <text:list>
                    <text:list-item>
                      <text:p text:style-name="P45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308794791888711765" text:style-name="L20">
        <text:list-item>
          <text:p text:style-name="P46">TASK : modify</text:p>
          <text:list>
            <text:list-item>
              <text:p text:style-name="P46">#20191201_094215:next</text:p>
            </text:list-item>
          </text:list>
        </text:list-item>
      </text:list>
      <text:p text:style-name="P8">[further]</text:p>
      <text:list xml:id="list5653214299974525135" text:style-name="L21">
        <text:list-item>
          <text:p text:style-name="P47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4">res free# JVEMV6 44#8.4.3_30 / 44. currency / 8. prog-python / 4 tester / 3. id-X / 20191201_151935</text:p>
      <text:p text:style-name="P14"/>
      <text:p text:style-name="P8">[do] <text:span text:style-name="T6">#_ </text:span></text:p>
      <text:list xml:id="list135941750368753310" text:style-name="L22">
        <text:list-item>
          <text:p text:style-name="P48">REVIEW</text:p>
        </text:list-item>
        <text:list-item>
          <text:p text:style-name="P48">TASK-1 : modify</text:p>
          <text:list>
            <text:list-item>
              <text:list>
                <text:list-item>
                  <text:p text:style-name="P48">#20191201_094215:next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#_20191201_152357:debug</text:p>
                </text:list-item>
                <text:list-item>
                  <text:p text:style-name="P48">TEST ==&gt; “flg_Pos returned ==&gt; it's now”</text:p>
                  <text:list>
                    <text:list-item>
                      <text:p text:style-name="P48">log file : BUSL3_No_T_3.(20191201_152538).log</text:p>
                      <text:list>
                        <text:list-item>
                          <text:list>
                            <text:list-item>
                              <text:p text:style-name="P48">==&gt; lines</text:p>
                            </text:list-item>
                          </text:list>
                        </text:list-item>
                        <text:list-item>
                          <text:p text:style-name="P48">153, 564, 1059 (C4), 1316 (C4), 1661 (C4), </text:p>
                        </text:list-item>
                        <text:list-item>
                          <text:p text:style-name="P48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T-1.2 ::[20191201_155157</text:p>
              <text:list>
                <text:list-item>
                  <text:p text:style-name="P48">after libfx_7 “breaking from the loop...” ==&gt; </text:p>
                  <text:list>
                    <text:list-item>
                      <text:p text:style-name="P48">libfx_6 : “(step : A : 2 : 1) loop --&gt; comp”</text:p>
                    </text:list-item>
                    <text:list-item>
                      <text:p text:style-name="P48">“(step : A : 2 : j1 : N : 1) len(lo_Pos_Exits) &lt;= 0”</text:p>
                    </text:list-item>
                  </text:list>
                </text:list-item>
                <text:list-item>
                  <text:p text:style-name="P48">==&gt; let's review what's happening : “(step : A : 2 : j1 : N : 1)”</text:p>
                </text:list-item>
              </text:list>
            </text:list-item>
            <text:list-item>
              <text:p text:style-name="P48">T-1.3 : what's happening when “SL” ?</text:p>
              <text:list>
                <text:list-item>
                  <text:p text:style-name="P48">log file : BUSL3_No_T_3.(20191201_152538).log → <text:s/>line : 330</text:p>
                  <text:list>
                    <text:list-item>
                      <text:p text:style-name="P48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8">T-1.3 : IDEA <text:s/>::[20191201_162848 <text:s text:c="2"/></text:p>
              <text:list>
                <text:list-item>
                  <text:p text:style-name="P48">in the 1st bar, SL or UNKNOWN → back to libfx_6</text:p>
                  <text:list>
                    <text:list-item>
                      <text:p text:style-name="P48">==&gt; in this case, currently → “lo_Pos_Exits” has no entry</text:p>
                    </text:list-item>
                    <text:list-item>
                      <text:p text:style-name="P48">==&gt; enter the 1st bar, anyway</text:p>
                    </text:list-item>
                    <text:list-item>
                      <text:p text:style-name="P48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238357393520302789" text:style-name="L23">
        <text:list-item>
          <text:p text:style-name="P49">TASK : this → T-1.3</text:p>
          <text:list>
            <text:list-item>
              <text:p text:style-name="P49">libfx_7 : #_20191201_164006:next</text:p>
            </text:list-item>
          </text:list>
        </text:list-item>
      </text:list>
      <text:p text:style-name="P8">[further]</text:p>
      <text:list xml:id="list33658331438669076" text:style-name="L24">
        <text:list-item>
          <text:p text:style-name="P50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4">res free# JVEMV6 44#8.4.3_31 / 44. currency / 8. prog-python / 4 tester / 3. id-X / 20191202_131121</text:p>
      <text:p text:style-name="P14"/>
      <text:p text:style-name="P8"><text:soft-page-break/>[do] <text:span text:style-name="T6">#_ </text:span></text:p>
      <text:list xml:id="list33731351" text:continue-list="list33726966" text:style-name="L4">
        <text:list-item>
          <text:p text:style-name="P30">REVIEW</text:p>
        </text:list-item>
        <text:list-item>
          <text:p text:style-name="P30">TASK-1 : IDEA <text:s/>::[20191201_162848 <text:s text:c="2"/></text:p>
          <text:list>
            <text:list-item>
              <text:list>
                <text:list-item>
                  <text:p text:style-name="P30">in the 1st bar, SL or UNKNOWN → back to libfx_6</text:p>
                  <text:list>
                    <text:list-item>
                      <text:p text:style-name="P30">==&gt; in this case, currently → “lo_Pos_Exits” has no entry</text:p>
                    </text:list-item>
                    <text:list-item>
                      <text:p text:style-name="P30">==&gt; enter the 1st bar, anyway</text:p>
                    </text:list-item>
                    <text:list-item>
                      <text:p text:style-name="P30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0">T-1.1 : review → “j5-2”</text:p>
              <text:list>
                <text:list-item>
                  <text:p text:style-name="P30">tester_T_2__Buy_Up__Loop_2_Trailing__V3__ForLoop_1_Sell</text:p>
                </text:list-item>
                <text:list-item>
                  <text:p text:style-name="P30">review : “(step : C-2 : 1) post identifying” : BUSL3_No_T_3.(20191201_093319).log</text:p>
                  <text:list>
                    <text:list-item>
                      <text:p text:style-name="P30">211,291,349 → C8</text:p>
                    </text:list-item>
                  </text:list>
                </text:list-item>
              </text:list>
            </text:list-item>
            <text:list-item>
              <text:p text:style-name="P30">T-1.2 : review “==&gt; C1, C2, C3, C6” (BUSL3_No_T_3.(20191202_132947).log)</text:p>
              <text:list>
                <text:list-item>
                  <text:p text:style-name="P30">==&gt; DROP</text:p>
                </text:list-item>
              </text:list>
            </text:list-item>
            <text:list-item>
              <text:p text:style-name="P30">T-1.3 : serarch for → 1st bar, “C1, C2, C3, C6” : <text:s/>BUSL3_No_T_3.(20191202_132947).log</text:p>
              <text:list>
                <text:list-item>
                  <text:p text:style-name="P30">log lines</text:p>
                  <text:list>
                    <text:list-item>
                      <text:p text:style-name="P30">838,1436,</text:p>
                    </text:list-item>
                    <text:list-item>
                      <text:p text:style-name="P30">1701</text:p>
                      <text:list>
                        <text:list-item>
                          <text:p text:style-name="P30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0">==&gt; DROP</text:p>
                </text:list-item>
              </text:list>
            </text:list-item>
            <text:list-item>
              <text:p text:style-name="P30">T-1.4 : review → “j2” (position not taken, pattern detected) ::[20191202_133939 </text:p>
              <text:list>
                <text:list-item>
                  <text:p text:style-name="P30">log file → search : lin<text:span text:style-name="T8">e 3233 (BUSL3_No_T_3.(20191202_132947).log)</text:span></text:p>
                  <text:list>
                    <text:list-item>
                      <text:p text:style-name="P84">153, 564, 1059, 1316-C4, 1661-C4, </text:p>
                    </text:list-item>
                    <text:list-item>
                      <text:p text:style-name="P84">1913-UNKNOWN(C1, C2, C3, C6), </text:p>
                      <text:list>
                        <text:list-item>
                          <text:p text:style-name="P84">==&gt; “valOf_Update[0] =&gt; False”</text:p>
                        </text:list-item>
                        <text:list-item>
                          <text:p text:style-name="P30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5 : “valOf_Update” → valOf_Update[1] ~~&gt; what value in it ? ::[20191202_134929 <text:s text:c="2"/></text:p>
              <text:list>
                <text:list-item>
                  <text:p text:style-name="P84">“loop_J2_Y” : #_20191118_142204:caller</text:p>
                  <text:list>
                    <text:list-item>
                      <text:p text:style-name="P84">#_20191202_135249:tmp</text:p>
                    </text:list-item>
                  </text:list>
                </text:list-item>
                <text:list-item>
                  <text:p text:style-name="P84">“update_Pos_After_Identifying” ==&gt; returns what ?</text:p>
                  <text:list>
                    <text:list-item>
                      <text:p text:style-name="P84">#_20191119_133207:head</text:p>
                    </text:list-item>
                    <text:list-item>
                      <text:p text:style-name="P84">#_20191119_133203:caller</text:p>
                    </text:list-item>
                  </text:list>
                </text:list-item>
                <text:list-item>
                  <text:p text:style-name="P84">“loop_J2_Y” : where “valOf_Identity” → gotten ?</text:p>
                </text:list-item>
              </text:list>
            </text:list-item>
            <text:list-item>
              <text:p text:style-name="P84">T-1.6 : edit : #_20191202_135430:edit → “loop_J2_Y”</text:p>
              <text:list>
                <text:list-item>
                  <text:p text:style-name="P84">“loop_J2_Y” ==&gt; where called ?</text:p>
                  <text:list>
                    <text:list-item>
                      <text:p text:style-name="P84">libfx_7 : 3207 (1 location only)</text:p>
                    </text:list-item>
                  </text:list>
                </text:list-item>
                <text:list-item>
                  <text:p text:style-name="P84">TEST ==&gt; ::[20191202_135754 <text:s text:c="2"/></text:p>
                  <text:list>
                    <text:list-item>
                      <text:p text:style-name="P84">“flg_Pos returned ==&gt; it's now” (BUSL3_No_T_3.(20191202_135744).log)</text:p>
                      <text:list>
                        <text:list-item>
                          <text:p text:style-name="P84">153, 564, 1059, 1316, 1661, </text:p>
                        </text:list-item>
                        <text:list-item>
                          <text:p text:style-name="P84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7 : libfx_7.py:3239 → show Pos values</text:p>
              <text:list>
                <text:list-item>
                  <text:p text:style-name="P84">CODE : #_20191202_140226:code</text:p>
                </text:list-item>
                <text:list-item>
                  <text:p text:style-name="P84">TEST ==&gt; ::[20191202_140647 <text:s/></text:p>
                  <text:list>
                    <text:list-item>
                      <text:p text:style-name="P84">ERROR : “lo_Vals = ”</text:p>
                      <text:list>
                        <text:list-item>
                          <text:p text:style-name="P84">libfx_7 : 2297 (#_20191202_141050:debug)</text:p>
                        </text:list-item>
                      </text:list>
                    </text:list-item>
                    <text:list-item>
                      <text:p text:style-name="P84">TRY : #_20191202_141300:edit</text:p>
                      <text:list>
                        <text:list-item>
                          <text:p text:style-name="P84">TEST ==&gt; ERROR</text:p>
                        </text:list-item>
                      </text:list>
                    </text:list-item>
                    <text:list-item>
                      <text:p text:style-name="P84">TRY : “loop_J2_Y” ==&gt; return “lo_Vals”</text:p>
                      <text:list>
                        <text:list-item>
                          <text:p text:style-name="P84">CODE</text:p>
                        </text:list-item>
                        <text:list-item>
                          <text:p text:style-name="P84">TEST : “flg_Pos returned ==&gt; it's now”</text:p>
                          <text:list>
                            <text:list-item>
                              <text:p text:style-name="P84">BUSL3_No_T_3.(20191202_141548).log : </text:p>
                              <text:list>
                                <text:list-item>
                                  <text:p text:style-name="P84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8 : “flg_Pos returned ==&gt; it's now” : #_20191202_141932:tmp</text:p>
              <text:list>
                <text:list-item>
                  <text:p text:style-name="P84"><text:soft-page-break/>==&gt; ?? at this point, can the Pos object be appended to → lo_LO_Pos_Exists</text:p>
                  <text:list>
                    <text:list-item>
                      <text:p text:style-name="P84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45891573955080622" text:style-name="L25">
        <text:list-item>
          <text:p text:style-name="P51">TASK : append to → <text:span text:style-name="T8">lo_Pos_Exits</text:span></text:p>
          <text:list>
            <text:list-item>
              <text:p text:style-name="P51">lib_7 : #_20191202_142809:next</text:p>
              <text:list>
                <text:list-item>
                  <text:p text:style-name="P51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4380984822964789167" text:style-name="L26">
        <text:list-item>
          <text:p text:style-name="P52"/>
        </text:list-item>
      </text:list>
      <text:p text:style-name="P2"><text:line-break/><text:span text:style-name="T9">[/ 20191202_143155]</text:span></text:p>
      <text:p text:style-name="P15"/>
      <text:p text:style-name="P14">31<text:span text:style-name="T14">---------------------------------------------------------------------------</text:span></text:p>
      <text:p text:style-name="P14">res free# JVEMV6 44#8.4.3_32 / 44. currency / 8. prog-python / 4 tester / 3. id-X / 20191203_101604</text:p>
      <text:p text:style-name="P14"/>
      <text:p text:style-name="P8">[do] <text:span text:style-name="T6">#_ </text:span></text:p>
      <text:list xml:id="list1945868073792272962" text:style-name="L27">
        <text:list-item>
          <text:p text:style-name="P53">REVIEW ::[20191203_103046</text:p>
          <text:list>
            <text:list-item>
              <text:p text:style-name="P89">“flg_Pos returned ==&gt; it's now” : BUSL3_No_T_3.(20191203_101702).log</text:p>
              <text:list>
                <text:list-item>
                  <text:p text:style-name="P89"/>
                </text:list-item>
              </text:list>
            </text:list-item>
          </text:list>
        </text:list-item>
        <text:list-item>
          <text:p text:style-name="P97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3">lib_7 : #_20191202_142809:next</text:p>
                </text:list-item>
                <text:list-item>
                  <text:p text:style-name="P53">ref : #_20191202_142914:ref</text:p>
                </text:list-item>
              </text:list>
            </text:list-item>
            <text:list-item>
              <text:p text:style-name="P53"><text:span text:style-name="T6">#_ </text:span>SEG-1 : debug comments → off</text:p>
            </text:list-item>
            <text:list-item>
              <text:p text:style-name="P53"><text:span text:style-name="T6">#_ </text:span>SEG-2 : debug comments → off ::[20191203_104023</text:p>
            </text:list-item>
            <text:list-item>
              <text:p text:style-name="P53"><text:span text:style-name="T6">#_ </text:span>T-1.1 </text:p>
              <text:list>
                <text:list-item>
                  <text:p text:style-name="P53">CODE</text:p>
                </text:list-item>
                <text:list-item>
                  <text:p text:style-name="P53"><text:soft-page-break/>TEST ==&gt; <text:s/>BUSL3_No_T_3.(20191203_103836).log ::]20191203_104958</text:p>
                  <text:list>
                    <text:list-item>
                      <text:p text:style-name="P53">“flg_Pos returned ==&gt; it's now”</text:p>
                      <text:list>
                        <text:list-item>
                          <text:p text:style-name="P53">line : 2000 : “True (valOf_Identity = UNKNOWN)”</text:p>
                        </text:list-item>
                      </text:list>
                    </text:list-item>
                    <text:list-item>
                      <text:p text:style-name="P53">“[libfx_6.py:9172 / 20191203_103956]</text:p>
                    </text:list-item>
                    <text:list-item>
                      <text:p text:style-name="P53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9960113276961005" text:style-name="L28">
        <text:list-item>
          <text:p text:style-name="P54">TASK</text:p>
          <text:list>
            <text:list-item>
              <text:p text:style-name="P54">coding → C1, C2, C3, C6</text:p>
            </text:list-item>
            <text:list-item>
              <text:p text:style-name="P54">#_20191203_105148:next</text:p>
            </text:list-item>
            <text:list-item>
              <text:p text:style-name="P54">“j3.1”, memo=2019-11-08-<text:span text:style-name="T8">②</text:span></text:p>
            </text:list-item>
          </text:list>
        </text:list-item>
      </text:list>
      <text:p text:style-name="P8">[further]</text:p>
      <text:list xml:id="list4971949080180207837" text:style-name="L29">
        <text:list-item>
          <text:p text:style-name="P55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4">res free# JVEMV6 44#8.4.3_33 / 44. currency / 8. prog-python / 4 tester / 3. id-X / XXXX</text:p>
      <text:p text:style-name="P14"/>
      <text:p text:style-name="P8">[do] <text:span text:style-name="T6">#_ </text:span></text:p>
      <text:list xml:id="list2346126780912223629" text:style-name="L30">
        <text:list-item>
          <text:p text:style-name="P56">REVIEW</text:p>
        </text:list-item>
        <text:list-item>
          <text:p text:style-name="P56">TASK-1 : coding → C1, C2, C3, C6</text:p>
          <text:list>
            <text:list-item>
              <text:list>
                <text:list-item>
                  <text:p text:style-name="P56">#_20191203_105148:next</text:p>
                </text:list-item>
                <text:list-item>
                  <text:p text:style-name="P56">“j3.1”, memo=2019-11-08-<text:span text:style-name="T8">②</text:span></text:p>
                </text:list-item>
              </text:list>
            </text:list-item>
            <text:list-item>
              <text:p text:style-name="P56"><text:span text:style-name="T7">#_ </text:span><text:span text:style-name="T8">T-1.1 : “step : B : j3.1” ==&gt; exists in the log file ?</text:span></text:p>
              <text:list>
                <text:list-item>
                  <text:p text:style-name="P90">==&gt; YES</text:p>
                </text:list-item>
              </text:list>
            </text:list-item>
            <text:list-item>
              <text:p text:style-name="P90"><text:soft-page-break/>T-1.2 : set bar-type labels to C1 a.o.</text:p>
              <text:list>
                <text:list-item>
                  <text:p text:style-name="P90">“step : B : j3.1 : Y”</text:p>
                </text:list-item>
                <text:list-item>
                  <text:p text:style-name="P90">TEST ==&gt; <text:s text:c="2"/>::[20191203_132806</text:p>
                  <text:list>
                    <text:list-item>
                      <text:p text:style-name="P90">==&gt; “[libfx_7.py:3292 / 20191203_133347] flg_Pos returned ==&gt; it's now : True (valOf_Identity = C3)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3 : “j3.2” <text:s/>::[20191203_133933</text:p>
              <text:list>
                <text:list-item>
                  <text:p text:style-name="P90">new FUNC : _loop_J3_2</text:p>
                  <text:list>
                    <text:list-item>
                      <text:p text:style-name="P90">#_20191203_134148:tmp</text:p>
                    </text:list-item>
                    <text:list-item>
                      <text:p text:style-name="P90">labels</text:p>
                      <text:list>
                        <text:list-item>
                          <text:p text:style-name="P56">#_20191203_134425:caller</text:p>
                        </text:list-item>
                        <text:list-item>
                          <text:p text:style-name="P56">#_20191203_134427:head</text:p>
                        </text:list-item>
                        <text:list-item>
                          <text:p text:style-name="P56">#_20191203_134430:wl:in-func</text:p>
                        </text:list-item>
                      </text:list>
                    </text:list-item>
                    <text:list-item>
                      <text:p text:style-name="P56">caller</text:p>
                    </text:list-item>
                  </text:list>
                </text:list-item>
                <text:list-item>
                  <text:p text:style-name="P56">CODE : show log</text:p>
                </text:list-item>
                <text:list-item>
                  <text:p text:style-name="P56">TEST ==&gt; <text:s text:c="2"/>::[20191203_135234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90">#_20191203_140140:tmp</text:p>
                    </text:list-item>
                  </text:list>
                </text:list-item>
                <text:list-item>
                  <text:p text:style-name="P56"><text:span text:style-name="T7">#_ </text:span>CODE</text:p>
                </text:list-item>
                <text:list-item>
                  <text:p text:style-name="P56">TEST ==&gt; <text:s text:c="2"/>::[20191203_140817 <text:s/>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5 : TRACE</text:p>
              <text:list>
                <text:list-item>
                  <text:p text:style-name="P56">TRACE</text:p>
                  <text:list>
                    <text:list-item>
                      <text:p text:style-name="P56">_loop_J3(Pos, e0, _index, lo_Vals, lo_LO_Lines)</text:p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53157076296493816" text:style-name="L31">
        <text:list-item>
          <text:p text:style-name="P57">TASK : new FUNC : update_Pos_After_Identifying_C1</text:p>
          <text:list>
            <text:list-item>
              <text:p text:style-name="P57">libfx_7 :: #_20191203_141429:next</text:p>
            </text:list-item>
            <text:list-item>
              <text:p text:style-name="P57"><text:soft-page-break/></text:p>
            </text:list-item>
          </text:list>
        </text:list-item>
      </text:list>
      <text:p text:style-name="P8">[further]</text:p>
      <text:list xml:id="list2798334706147206989" text:style-name="L32">
        <text:list-item>
          <text:p text:style-name="P58"/>
        </text:list-item>
      </text:list>
      <text:p text:style-name="P2"><text:line-break/><text:span text:style-name="T9">[/ 20191203_141802]</text:span></text:p>
      <text:p text:style-name="P3"/>
      <text:p text:style-name="P15"/>
      <text:p text:style-name="P8"><text:span text:style-name="T10">33</text:span>---------------------------------------------------------------------------</text:p>
      <text:p text:style-name="P14">res free# JVEMV6 44#8.4.3_34 / 44. currency / 8. prog-python / 4 tester / 3. id-X / 20191204_123203</text:p>
      <text:p text:style-name="P14"/>
      <text:p text:style-name="P8">[do] <text:span text:style-name="T6">#_ </text:span></text:p>
      <text:list xml:id="list5343245514599907592" text:style-name="L33">
        <text:list-item>
          <text:p text:style-name="P59">REVIEW</text:p>
        </text:list-item>
        <text:list-item>
          <text:p text:style-name="P59">TASK-1 : new FUNC : update_Pos_After_Identifying_C1</text:p>
          <text:list>
            <text:list-item>
              <text:list>
                <text:list-item>
                  <text:p text:style-name="P59">libfx_7 :: #_20191203_141429:next</text:p>
                </text:list-item>
              </text:list>
            </text:list-item>
            <text:list-item>
              <text:p text:style-name="P59">T-1.1 </text:p>
              <text:list>
                <text:list-item>
                  <text:p text:style-name="P59">“step : C : 2.2 : 4.1” → log</text:p>
                </text:list-item>
                <text:list-item>
                  <text:p text:style-name="P59">TEST ==&gt; ISSUE</text:p>
                  <text:list>
                    <text:list-item>
                      <text:p text:style-name="P59">why ?? “[libfx_7.py:2368 / 20191204_124933] (step : C : 2.2 : X.1) valOf_Identity ==&gt; unknown : C1”</text:p>
                    </text:list-item>
                    <text:list-item>
                      <text:p text:style-name="P59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9">T-1.1 : #_20191204_130543:tmp</text:p>
              <text:list>
                <text:list-item>
                  <text:p text:style-name="P59">“step : C : 2.2 : 4.2”</text:p>
                </text:list-item>
                <text:list-item>
                  <text:p text:style-name="P59">new FUNC : update_Pos_After_Identifying_C1</text:p>
                  <text:list>
                    <text:list-item>
                      <text:p text:style-name="P59">DUP : update_Pos_After_Identifying_C5</text:p>
                    </text:list-item>
                    <text:list-item>
                      <text:p text:style-name="P59">labels</text:p>
                      <text:list>
                        <text:list-item>
                          <text:p text:style-name="P59">#_20191204_131435:caller</text:p>
                        </text:list-item>
                        <text:list-item>
                          <text:p text:style-name="P59">#_20191204_131445:head</text:p>
                        </text:list-item>
                        <text:list-item>
                          <text:p text:style-name="P59">#_20191204_131449:wl:in-func</text:p>
                        </text:list-item>
                      </text:list>
                    </text:list-item>
                    <text:list-item>
                      <text:p text:style-name="P59"><text:soft-page-break/>caller</text:p>
                    </text:list-item>
                    <text:list-item>
                      <text:p text:style-name="P59">edit</text:p>
                    </text:list-item>
                  </text:list>
                </text:list-item>
                <text:list-item>
                  <text:p text:style-name="P59">TEST ==&gt; <text:s text:c="3"/>::[20191204_134200 <text:s text:c="2"/>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12116828394583425" text:style-name="L34">
        <text:list-item>
          <text:p text:style-name="P60">TASK</text:p>
          <text:list>
            <text:list-item>
              <text:p text:style-name="P60">coding for → C3</text:p>
            </text:list-item>
            <text:list-item>
              <text:p text:style-name="P60">then, → C6</text:p>
            </text:list-item>
            <text:list-item>
              <text:p text:style-name="P60">#_20191204_135420:next</text:p>
            </text:list-item>
          </text:list>
        </text:list-item>
      </text:list>
      <text:p text:style-name="P8">[further]</text:p>
      <text:list xml:id="list189278626633074140" text:style-name="L35">
        <text:list-item>
          <text:p text:style-name="P61"/>
        </text:list-item>
      </text:list>
      <text:p text:style-name="P2"><text:line-break/><text:span text:style-name="T9">[/ 20191204_135434]</text:span></text:p>
      <text:p text:style-name="P11"/>
      <text:p text:style-name="P14">34<text:span text:style-name="T14">---------------------------------------------------------------------------</text:span></text:p>
      <text:p text:style-name="P14">res free# JVEMV6 44#8.4.3_35 / 44. currency / 8. prog-python / 4 tester / 3. id-X / XXXX</text:p>
      <text:p text:style-name="P14"/>
      <text:p text:style-name="P8">[do] <text:span text:style-name="T6">#_ </text:span></text:p>
      <text:list xml:id="list7187776035535435118" text:style-name="L36">
        <text:list-item>
          <text:p text:style-name="P62">REVIEW</text:p>
        </text:list-item>
        <text:list-item>
          <text:p text:style-name="P62">TASK-1 : coding for → C3</text:p>
          <text:list>
            <text:list-item>
              <text:list>
                <text:list-item>
                  <text:p text:style-name="P62">then, → C6</text:p>
                </text:list-item>
                <text:list-item>
                  <text:p text:style-name="P62">#_20191204_135420:next</text:p>
                </text:list-item>
              </text:list>
            </text:list-item>
            <text:list-item>
              <text:p text:style-name="P62">T-1.1 : C3</text:p>
              <text:list>
                <text:list-item>
                  <text:p text:style-name="P62">DUP : if choice line</text:p>
                </text:list-item>
                <text:list-item>
                  <text:p text:style-name="P62">new FUNC : update_Pos_After_Identifying_C3</text:p>
                  <text:list>
                    <text:list-item>
                      <text:p text:style-name="P62">DUP</text:p>
                    </text:list-item>
                    <text:list-item>
                      <text:p text:style-name="P62">labels</text:p>
                      <text:list>
                        <text:list-item>
                          <text:p text:style-name="P62"><text:soft-page-break/>#_20191205_120218:caller</text:p>
                        </text:list-item>
                        <text:list-item>
                          <text:p text:style-name="P62">#_20191205_120223:head</text:p>
                        </text:list-item>
                        <text:list-item>
                          <text:p text:style-name="P62">#_20191205_120226:wl:in-func</text:p>
                        </text:list-item>
                      </text:list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TEST ==&gt; </text:p>
                  <text:list>
                    <text:list-item>
                      <text:p text:style-name="P62">in log file → search “(step : C : 2.2 : 5.1) valOf_Identity ==&gt; C3”</text:p>
                      <text:list>
                        <text:list-item>
                          <text:p text:style-name="P62">BUSL3_No_T_3.(20191205_121431).log</text:p>
                        </text:list-item>
                        <text:list-item>
                          <text:p text:style-name="P62">line : 987</text:p>
                        </text:list-item>
                      </text:list>
                    </text:list-item>
                    <text:list-item>
                      <text:p text:style-name="P62">==&gt; OK ::]20191205_123304</text:p>
                    </text:list-item>
                  </text:list>
                </text:list-item>
              </text:list>
            </text:list-item>
            <text:list-item>
              <text:p text:style-name="P62">T-1.2 : TP-end ==&gt; show in dat file ==&gt; how ? </text:p>
              <text:list>
                <text:list-item>
                  <text:p text:style-name="P62">modify : “if valOf_Update == False” → add another if block</text:p>
                  <text:list>
                    <text:list-item>
                      <text:p text:style-name="P62">#_20191205_123619:edit</text:p>
                    </text:list-item>
                    <text:list-item>
                      <text:p text:style-name="P62">TEST ==&gt; </text:p>
                      <text:list>
                        <text:list-item>
                          <text:p text:style-name="P62">log file : “(step : D : j6-2 : Y : 1)\nvalOf_Update ==&gt; false (SL)”</text:p>
                        </text:list-item>
                        <text:list-item>
                          <text:p text:style-name="P62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879605505841207792" text:style-name="L37">
        <text:list-item>
          <text:p text:style-name="P63">TASK : coding for → C6</text:p>
          <text:list>
            <text:list-item>
              <text:p text:style-name="P63">#_20191205_125354:next</text:p>
            </text:list-item>
          </text:list>
        </text:list-item>
      </text:list>
      <text:p text:style-name="P8">[further]</text:p>
      <text:list xml:id="list4163332418672355036" text:style-name="L38">
        <text:list-item>
          <text:p text:style-name="P64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4">res free# JVEMV6 44#8.4.3_36 / 44. currency / 8. prog-python / 4 tester / 3. id-X / 20191207_115706</text:p>
      <text:p text:style-name="P14"/>
      <text:p text:style-name="P8"><text:soft-page-break/>[do] <text:span text:style-name="T6">#_ </text:span></text:p>
      <text:list xml:id="list6591424668621677936" text:style-name="L39">
        <text:list-item>
          <text:p text:style-name="P65">REVIEW</text:p>
        </text:list-item>
        <text:list-item>
          <text:p text:style-name="P98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5">#_20191205_125354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DUP : if choice block</text:p>
                </text:list-item>
                <text:list-item>
                  <text:p text:style-name="P65">new FUNC : update_Pos_After_Identifying_C6</text:p>
                  <text:list>
                    <text:list-item>
                      <text:p text:style-name="P65">DUP : update_Pos_After_Identifying_C3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20134:caller</text:p>
                        </text:list-item>
                        <text:list-item>
                          <text:p text:style-name="P65">#_20191207_120137:head</text:p>
                        </text:list-item>
                        <text:list-item>
                          <text:p text:style-name="P65">#_20191207_120141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updates</text:p>
                  <text:list>
                    <text:list-item>
                      <text:p text:style-name="P65">start </text:p>
                    </text:list-item>
                    <text:list-item>
                      <text:p text:style-name="P65">current</text:p>
                    </text:list-item>
                    <text:list-item>
                      <text:p text:style-name="P65">exit ==&gt; NO</text:p>
                    </text:list-item>
                    <text:list-item>
                      <text:p text:style-name="P65">base ==&gt; id only</text:p>
                    </text:list-item>
                    <text:list-item>
                      <text:p text:style-name="P65">refer</text:p>
                    </text:list-item>
                  </text:list>
                </text:list-item>
                <text:list-item>
                  <text:p text:style-name="P65">TEST ==&gt; <text:s text:c="2"/></text:p>
                  <text:list>
                    <text:list-item>
                      <text:p text:style-name="P65">ISSUE : “(step : D : j6-2 : Y : 2.1) unknown identiry == 'C6'set default ==&gt; 'STATUS_POS_EXIT”</text:p>
                      <text:list>
                        <text:list-item>
                          <text:p text:style-name="P65">FOUND : “update_Pos_After_Identifying” ==&gt; “valOf_Update = valof_Ret[0]” → false</text:p>
                        </text:list-item>
                        <text:list-item>
                          <text:p text:style-name="P65">MODIFY</text:p>
                        </text:list-item>
                        <text:list-item>
                          <text:p text:style-name="P65">TEST ==&gt; <text:s/>::[20191207_121506 </text:p>
                          <text:list>
                            <text:list-item>
                              <text:p text:style-name="P65">“[libfx_7.py:4194 / 20191207_123813] valOf_Update ==&gt; True (True)”</text:p>
                            </text:list-item>
                            <text:list-item>
                              <text:p text:style-name="P65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</text:p>
          <text:list>
            <text:list-item>
              <text:p text:style-name="P65"><text:soft-page-break/>dat file ==&gt; e0 → “bar_type” ==&gt; output</text:p>
            </text:list-item>
            <text:list-item>
              <text:p text:style-name="P65">T-2.1</text:p>
              <text:list>
                <text:list-item>
                  <text:list>
                    <text:list-item>
                      <text:p text:style-name="P65">#_20191207_125453:edit</text:p>
                    </text:list-item>
                  </text:list>
                </text:list-item>
                <text:list-item>
                  <text:p text:style-name="P65">new FUNC : get_Bar_Type</text:p>
                  <text:list>
                    <text:list-item>
                      <text:p text:style-name="P65">signature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30008:caller</text:p>
                        </text:list-item>
                        <text:list-item>
                          <text:p text:style-name="P65">#_20191207_130011:head</text:p>
                        </text:list-item>
                        <text:list-item>
                          <text:p text:style-name="P65">#_20191207_130015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edit : “exit\tbar_type\tdiff.price”</text:p>
                  <text:list>
                    <text:list-item>
                      <text:p text:style-name="P65"/>
                    </text:list-item>
                  </text:list>
                </text:list-item>
                <text:list-item>
                  <text:p text:style-name="P65">add param : “lo_LO_Lines” <text:s/></text:p>
                </text:list-item>
                <text:list-item>
                  <text:p text:style-name="P65">CODE : skeleton</text:p>
                </text:list-item>
                <text:list-item>
                  <text:p text:style-name="P65">TEST ==&gt; </text:p>
                  <text:list>
                    <text:list-item>
                      <text:p text:style-name="P65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78104552284858427" text:style-name="L40">
        <text:list-item>
          <text:p text:style-name="P66">TASK</text:p>
          <text:list>
            <text:list-item>
              <text:p text:style-name="P66">func “get_Bar_Type” ==&gt; complete</text:p>
            </text:list-item>
            <text:list-item>
              <text:p text:style-name="P66">#_20191207_131824:next</text:p>
            </text:list-item>
          </text:list>
        </text:list-item>
      </text:list>
      <text:p text:style-name="P8">[further]</text:p>
      <text:list xml:id="list4447010767146843243" text:style-name="L41">
        <text:list-item>
          <text:p text:style-name="P67"/>
        </text:list-item>
      </text:list>
      <text:p text:style-name="P2"><text:line-break/><text:span text:style-name="T9">[/ 20191207_131857]</text:span></text:p>
      <text:p text:style-name="P2"/>
      <text:p text:style-name="P16"/>
      <text:p text:style-name="P8">---------------------------------------------------------------------------</text:p>
      <text:p text:style-name="P14">res free# JVEMV6 44#8.4.3_ 37 / 44. currency / 8. prog-python / 4 tester / 3. id-<text:soft-page-break/>X / 20191208_120619</text:p>
      <text:p text:style-name="P14"/>
      <text:p text:style-name="P8">[do] <text:span text:style-name="T6">#_ </text:span></text:p>
      <text:list xml:id="list7500350664470870791" text:style-name="L42">
        <text:list-item>
          <text:p text:style-name="P68">REVIEW</text:p>
        </text:list-item>
        <text:list-item>
          <text:p text:style-name="P68">TASK-1 : func “get_Bar_Type” ==&gt; complete</text:p>
          <text:list>
            <text:list-item>
              <text:list>
                <text:list-item>
                  <text:p text:style-name="P68">#_20191207_131824:next</text:p>
                </text:list-item>
                <text:list-item>
                  <text:p text:style-name="P68">ref : _loop_J3 : #_20191117_130614:caller</text:p>
                </text:list-item>
              </text:list>
            </text:list-item>
            <text:list-item>
              <text:p text:style-name="P68"><text:span text:style-name="T6">#_ </text:span>T-1.1 : “C8”</text:p>
              <text:list>
                <text:list-item>
                  <text:p text:style-name="P68">CODE</text:p>
                </text:list-item>
                <text:list-item>
                  <text:p text:style-name="P68">TEST ==&gt; <text:s text:c="3"/>::[20191208_123340 </text:p>
                  <text:list>
                    <text:list-item>
                      <text:p text:style-name="P68">==&gt; OK</text:p>
                    </text:list-item>
                  </text:list>
                </text:list-item>
              </text:list>
            </text:list-item>
            <text:list-item>
              <text:p text:style-name="P68"><text:span text:style-name="T6">#_ </text:span>T-1.2 : “C3”</text:p>
              <text:list>
                <text:list-item>
                  <text:p text:style-name="P68">CODE</text:p>
                </text:list-item>
                <text:list-item>
                  <text:p text:style-name="P68">TEST ==&gt; OK ::]20191208_125054</text:p>
                </text:list-item>
              </text:list>
            </text:list-item>
            <text:list-item>
              <text:p text:style-name="P68">ISSUE-1</text:p>
              <text:list>
                <text:list-item>
                  <text:list>
                    <text:list-item>
                      <text:p text:style-name="P68">“2019.04.24 11:00” (78.704) ==&gt; “STATUS_POS_EXIT__SL”</text:p>
                      <text:list>
                        <text:list-item>
                          <text:p text:style-name="P68">==&gt; exit price is → 78.634</text:p>
                        </text:list-item>
                        <text:list-item>
                          <text:p text:style-name="P68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68">IS-1.1</text:p>
                  <text:list>
                    <text:list-item>
                      <text:p text:style-name="P68">FOUND</text:p>
                      <text:list>
                        <text:list-item>
                          <text:p text:style-name="P91">１本の中で、終了している</text:p>
                        </text:list-item>
                      </text:list>
                    </text:list-item>
                    <text:list-item>
                      <text:p text:style-name="P91">look for : “set to num_Index (now ”</text:p>
                      <text:list>
                        <text:list-item>
                          <text:p text:style-name="P91">==&gt; line : 1000</text:p>
                        </text:list-item>
                      </text:list>
                    </text:list-item>
                    <text:list-item>
                      <text:p text:style-name="P91">judged : “NOT SL” (1069)</text:p>
                    </text:list-item>
                    <text:list-item>
                      <text:p text:style-name="P91">“valOf_Identity<text:tab/>C3” (1089)</text:p>
                    </text:list-item>
                    <text:list-item>
                      <text:p text:style-name="P91">“valOf_Update[0] =&gt; False” (1135)</text:p>
                      <text:list>
                        <text:list-item>
                          <text:p text:style-name="P91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68">TRY : <text:span text:style-name="T8">libfx_7.py:4287 ==&gt; modify</text:span></text:p>
                  <text:list>
                    <text:list-item>
                      <text:p text:style-name="P91">==&gt; loop_J2_Y : #_20191118_142204:caller</text:p>
                    </text:list-item>
                    <text:list-item>
                      <text:p text:style-name="P91">TRACE</text:p>
                      <text:list>
                        <text:list-item>
                          <text:list>
                            <text:list-item>
                              <text:p text:style-name="P91"><text:soft-page-break/>valOf_Ret = _loop_J3(</text:p>
                            </text:list-item>
                            <text:list-item>
                              <text:p text:style-name="P91">valOf_Update = update_Pos_After_Identifying(\</text:p>
                            </text:list-item>
                            <text:list-item>
                              <text:p text:style-name="P91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91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91">TRY : modify ==&gt; update_Pos_After_Identifying(\ : #_20191119_133203:caller (2766, libfx_7)</text:p>
                </text:list-item>
                <text:list-item>
                  <text:p text:style-name="P91">FOUND : #_20191208_130559:modify</text:p>
                  <text:list>
                    <text:list-item>
                      <text:p text:style-name="P91">“valOf_Update[0] == False”</text:p>
                    </text:list-item>
                    <text:list-item>
                      <text:p text:style-name="P91">==&gt; then, “setOf_Pos_Exit = [e0, Pos, STATUS_POS_EXIT__SL]”</text:p>
                    </text:list-item>
                  </text:list>
                </text:list-item>
                <text:list-item>
                  <text:p text:style-name="P91">MODIFY</text:p>
                  <text:list>
                    <text:list-item>
                      <text:p text:style-name="P91">add → C3, C8 ==&gt; dispatch</text:p>
                    </text:list-item>
                    <text:list-item>
                      <text:p text:style-name="P91">CODE</text:p>
                    </text:list-item>
                    <text:list-item>
                      <text:p text:style-name="P91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533267310456266509" text:style-name="L43">
        <text:list-item>
          <text:p text:style-name="P69">TASK-1</text:p>
          <text:list>
            <text:list-item>
              <text:p text:style-name="P69">test with 50-entry data</text:p>
            </text:list-item>
            <text:list-item>
              <text:p text:style-name="P69">new : def dp_ANY(lo_LO_Lines, lo_BDs_Tmp) ==&gt; other types</text:p>
              <text:list>
                <text:list-item>
                  <text:p text:style-name="P69">#_20191208_132632:next</text:p>
                </text:list-item>
                <text:list-item>
                  <text:p text:style-name="P69">e.g. dp_Trend_Down( lo_LO_Lines, lo_BDs_Tmp, _index_start:int, numOf_Target_Bars = 4)</text:p>
                  <text:list>
                    <text:list-item>
                      <text:p text:style-name="P69">==&gt; prev 4 bars, all lower than the prev one</text:p>
                    </text:list-item>
                    <text:list-item>
                      <text:p text:style-name="P69">==&gt; i.e. lower price of a given bar (p0(L), price_Close if the bar is down) </text:p>
                      <text:list>
                        <text:list-item>
                          <text:p text:style-name="P69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5513636052050648752" text:style-name="L44">
        <text:list-item>
          <text:p text:style-name="P70"/>
        </text:list-item>
      </text:list>
      <text:p text:style-name="P2"><text:line-break/><text:soft-page-break/><text:span text:style-name="T9">[/ XXX]</text:span></text:p>
      <text:p text:style-name="P2"/>
      <text:p text:style-name="P13"/>
      <text:p text:style-name="P8"><text:span text:style-name="T10">37</text:span>---------------------------------------------------------------------------</text:p>
      <text:p text:style-name="P14">res free# JVEMV6 44#8.4.3_38 / 44. currency / 8. prog-python / 4 tester / 3. id-X / 20191209_155804</text:p>
      <text:p text:style-name="P14"/>
      <text:p text:style-name="P8">[do] <text:span text:style-name="T6">#_ </text:span></text:p>
      <text:list xml:id="list1746899054850587066" text:style-name="L45">
        <text:list-item>
          <text:p text:style-name="P71">REVIEW</text:p>
        </text:list-item>
        <text:list-item>
          <text:p text:style-name="P71">TASK-1 : test with 50-entry data </text:p>
          <text:list>
            <text:list-item>
              <text:p text:style-name="P71">T-1.1 : conf file → busl_3__tester_T_2.conf</text:p>
              <text:list>
                <text:list-item>
                  <text:p text:style-name="P71">edit file</text:p>
                </text:list-item>
                <text:list-item>
                  <text:p text:style-name="P71">TEST</text:p>
                  <text:list>
                    <text:list-item>
                      <text:p text:style-name="P71">gen files ==&gt; OK</text:p>
                    </text:list-item>
                    <text:list-item>
                      <text:p text:style-name="P71">data</text:p>
                      <text:list>
                        <text:list-item>
                          <text:p text:style-name="P71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: source data → 100 entries ::[20191209_160444</text:p>
          <text:list>
            <text:list-item>
              <text:p text:style-name="P71">conf file : …......[SLICE-100].csv</text:p>
            </text:list-item>
            <text:list-item>
              <text:p text:style-name="P71">TEST </text:p>
              <text:list>
                <text:list-item>
                  <text:p text:style-name="P71">ISSUE</text:p>
                  <text:list>
                    <text:list-item>
                      <text:p text:style-name="P71">gen-ed list ==&gt; 21 entries “len(lo_Pos_Exits)<text:tab/>21”</text:p>
                      <text:list>
                        <text:list-item>
                          <text:p text:style-name="P71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1">TRY : see → log file</text:p>
                  <text:list>
                    <text:list-item>
                      <text:p text:style-name="P71">“(step : B : 0) =================================== [loop : 40]” ==&gt; line 76638</text:p>
                    </text:list-item>
                    <text:list-item>
                      <text:p text:style-name="P71">FOUND : “[libfx_7.py:3734 / 20191209_162141]</text:p>
                      <text:p text:style-name="P71">(B : 1 : 1.1) cntOf_Loop_B &gt; maxOf_Loop_B (==&gt; over the max) : count = 11 / max = 10”</text:p>
                      <text:list>
                        <text:list-item>
                          <text:p text:style-name="P71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1">TEST </text:p>
                  <text:list>
                    <text:list-item>
                      <text:list>
                        <text:list-item>
                          <text:p text:style-name="P71"><text:span text:style-name="T6">#_ </text:span>==&gt; confile → back to 50 entries</text:p>
                        </text:list-item>
                        <text:list-item>
                          <text:p text:style-name="P71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1">==&gt; ??</text:p>
                    </text:list-item>
                  </text:list>
                </text:list-item>
                <text:list-item>
                  <text:p text:style-name="P71">TEST ::[20191209_164645</text:p>
                  <text:list>
                    <text:list-item>
                      <text:list>
                        <text:list-item>
                          <text:p text:style-name="P71">==&gt; 100 entries</text:p>
                        </text:list-item>
                      </text:list>
                    </text:list-item>
                    <text:list-item>
                      <text:p text:style-name="P71">==&gt; time : “done (time : 361.273 sec)(BUSL3_No_T_3)”</text:p>
                    </text:list-item>
                    <text:list-item>
                      <text:p text:style-name="P71">==&gt; “len(lo_Pos_Exits)<text:tab/>88”</text:p>
                    </text:list-item>
                    <text:list-item>
                      <text:p text:style-name="P71">IISUE</text:p>
                      <text:list>
                        <text:list-item>
                          <text:list>
                            <text:list-item>
                              <text:p text:style-name="P71">“UNKNOWN_BARTYPE”</text:p>
                            </text:list-item>
                          </text:list>
                        </text:list-item>
                        <text:list-item>
                          <text:p text:style-name="P71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X : new : def dp_ANY(lo_LO_Lines, lo_BDs_Tmp) ==&gt; other types</text:p>
        </text:list-item>
      </text:list>
      <text:p text:style-name="P8"/>
      <text:p text:style-name="P8">[next]</text:p>
      <text:list xml:id="list8497868298083459328" text:style-name="L46">
        <text:list-item>
          <text:p text:style-name="P72">TASK-1 : “UNKNOWN_BARTYPE”</text:p>
        </text:list-item>
        <text:list-item>
          <text:p text:style-name="P72">TASK-2 : new : def dp_ANY(lo_LO_Lines, lo_BDs_Tmp) ==&gt; other types</text:p>
          <text:list>
            <text:list-item>
              <text:p text:style-name="P72">==&gt; see the memo in the prev session</text:p>
            </text:list-item>
            <text:list-item>
              <text:p text:style-name="P72">#_20191208_132632:next</text:p>
            </text:list-item>
          </text:list>
        </text:list-item>
      </text:list>
      <text:p text:style-name="P8">[further]</text:p>
      <text:list xml:id="list164104257555633895" text:style-name="L47">
        <text:list-item>
          <text:p text:style-name="P73"/>
        </text:list-item>
      </text:list>
      <text:p text:style-name="P2"><text:line-break/><text:span text:style-name="T9">[/ 20191209_171632]</text:span></text:p>
      <text:p text:style-name="P2"/>
      <text:p text:style-name="P13"/>
      <text:p text:style-name="P8"><text:soft-page-break/><text:span text:style-name="T10">38</text:span>---------------------------------------------------------------------------</text:p>
      <text:p text:style-name="P14">res free# JVEMV6 44#8.4.3_39 / 44. currency / 8. prog-python / 4 tester / 3. id-X / 20191210_132229</text:p>
      <text:p text:style-name="P14"/>
      <text:p text:style-name="P8">[do] <text:span text:style-name="T6">#_ </text:span></text:p>
      <text:list xml:id="list5315259397360807831" text:style-name="L48">
        <text:list-item>
          <text:p text:style-name="P74">REVIEW</text:p>
        </text:list-item>
        <text:list-item>
          <text:p text:style-name="P74">TASK-1 : “UNKNOWN_BARTYPE”</text:p>
          <text:list>
            <text:list-item>
              <text:list>
                <text:list-item>
                  <text:p text:style-name="P74">BUSL3_No_T_3.(20191209_164723).dat</text:p>
                </text:list-item>
                <text:list-item>
                  <text:p text:style-name="P74">BUSL3_No_T_3.(20191209_164723).log</text:p>
                </text:list-item>
              </text:list>
            </text:list-item>
            <text:list-item>
              <text:p text:style-name="P74">T-1.1</text:p>
              <text:list>
                <text:list-item>
                  <text:list>
                    <text:list-item>
                      <text:p text:style-name="P74">search : 2019.04.24 00:00</text:p>
                    </text:list-item>
                  </text:list>
                </text:list-item>
                <text:list-item>
                  <text:p text:style-name="P74">lines ::[20191210_132834</text:p>
                  <text:list>
                    <text:list-item>
                      <text:p text:style-name="P74">“flg_Pos --&gt; True : 2019.04.24 00:00” (17350)</text:p>
                    </text:list-item>
                    <text:list-item>
                      <text:p text:style-name="P74">“e0.price_Open<text:tab/>79.408” ==&gt; OK</text:p>
                    </text:list-item>
                    <text:list-item>
                      <text:p text:style-name="P74">“(step : B : j5 : N : 1) e0.price_High &lt; ts_SL ----&gt; NOT SL”</text:p>
                    </text:list-item>
                    <text:list-item>
                      <text:p text:style-name="P74">“(step : B : j3 : Y) price_Low &lt; ST_price ==&gt; C1, C2, C3, C6” (17384)</text:p>
                    </text:list-item>
                    <text:list-item>
                      <text:p text:style-name="P74">“(step : B : j3.1 : Y : 1) price_Low &lt;= ts_TP (in case of TP)”</text:p>
                    </text:list-item>
                    <text:list-item>
                      <text:p text:style-name="P74">“(step : C : 2.2 : 5.1) valOf_Identity ==&gt; C3” (17407)</text:p>
                    </text:list-item>
                    <text:list-item>
                      <text:p text:style-name="P74">“(step : D : j6-2 : Y : 2.1) exit type ==&gt; STATUS_POS_EXIT__TP”</text:p>
                    </text:list-item>
                  </text:list>
                </text:list-item>
                <text:list-item>
                  <text:p text:style-name="P74">memo : dat file, entries ending with “2019.04.24 00:00” ==&gt; starting from :</text:p>
                  <text:list>
                    <text:list-item>
                      <text:p text:style-name="P74">47<text:tab/>2019.04.23 23:30</text:p>
                    </text:list-item>
                    <text:list-item>
                      <text:p text:style-name="P74">48<text:tab/>2019.04.23 23:45</text:p>
                    </text:list-item>
                  </text:list>
                </text:list-item>
                <text:list-item>
                  <text:p text:style-name="P74">lines</text:p>
                  <text:list>
                    <text:list-item>
                      <text:p text:style-name="P74">“num_ST_IDX = 47 ---&gt; set to num_Index (now 48)”</text:p>
                    </text:list-item>
                    <text:list-item>
                      <text:p text:style-name="P74">“num_ST_IDX = 48 ---&gt; set to num_Index (now 49)”</text:p>
                    </text:list-item>
                    <text:list-item>
                      <text:p text:style-name="P74">“(step : A : 0 : 1) Pos ==&gt; reset ---&gt; comp” (17942)</text:p>
                    </text:list-item>
                    <text:list-item>
                      <text:p text:style-name="P74">“pattern ==&gt; detected : e0 = 2019.04.24 00:00”</text:p>
                    </text:list-item>
                    <text:list-item>
                      <text:p text:style-name="P74"><text:soft-page-break/>“(step : B : j5 : N : 1) e0.price_High &lt; ts_SL ----&gt; NOT SL”</text:p>
                    </text:list-item>
                    <text:list-item>
                      <text:p text:style-name="P74">“(step : B : j3 : Y) price_Low &lt; ST_price ==&gt; C1, C2, C3, C6” (18001)</text:p>
                    </text:list-item>
                    <text:list-item>
                      <text:p text:style-name="P74">“(step : B : j3.2 : Y : 1) price_Low == price_Close”</text:p>
                    </text:list-item>
                    <text:list-item>
                      <text:p text:style-name="P74">“(step : C : 2.2 : X.1) valOf_Identity ==&gt; unknown : 'C2'” (18028)</text:p>
                    </text:list-item>
                  </text:list>
                </text:list-item>
                <text:list-item>
                  <text:p text:style-name="P74"><text:span text:style-name="T6">#_ </text:span>memo : “[libfx_7.py:4761” ==&gt; what is it doing in this line ?</text:p>
                  <text:list>
                    <text:list-item>
                      <text:p text:style-name="P74">[libfx_7.py:4303 ==&gt; what is this ?</text:p>
                      <text:list>
                        <text:list-item>
                          <text:p text:style-name="P74">==&gt; “step : B : j2 : Y</text:p>
                          <text:p text:style-name="P74"><text:s text:c="24"/>pattern ==&gt; detected”</text:p>
                        </text:list-item>
                      </text:list>
                    </text:list-item>
                    <text:list-item>
                      <text:p text:style-name="P74">[libfx_7.py:4288 ==&gt; what this ?</text:p>
                    </text:list-item>
                    <text:list-item>
                      <text:p text:style-name="P74">[libfx_7.py:3442 ==&gt; ?</text:p>
                      <text:list>
                        <text:list-item>
                          <text:p text:style-name="P74">“step : C : 2</text:p>
                          <text:p text:style-name="P74"><text:s text:c="12"/>update ==&gt; Pos”</text:p>
                        </text:list-item>
                        <text:list-item>
                          <text:p text:style-name="P74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6">#_ </text:span>memo : once again, what ? ==&gt; [libfx_7.py:4303 ::[20191210_135200</text:p>
                  <text:list>
                    <text:list-item>
                      <text:p text:style-name="P74">“step : B : j2 : Y</text:p>
                      <text:p text:style-name="P74"><text:s text:c="24"/>pattern ==&gt; detected”</text:p>
                    </text:list-item>
                  </text:list>
                </text:list-item>
                <text:list-item>
                  <text:p text:style-name="P74">memo : then, what does it do after line 4303 ? </text:p>
                  <text:list>
                    <text:list-item>
                      <text:p text:style-name="P74">“valOf_Update[0] =&gt; False” (18048, log file)</text:p>
                    </text:list-item>
                    <text:list-item>
                      <text:p text:style-name="P74">“step : D : j6</text:p>
                      <text:p text:style-name="P74"><text:s text:c="24"/>SL ? (valOf_Update ==&gt; false)”</text:p>
                    </text:list-item>
                    <text:list-item>
                      <text:p text:style-name="P74">“setOf_Pos_Exit = [e0, Pos, STATUS_POS_EXIT__OTHERS]”</text:p>
                      <text:list>
                        <text:list-item>
                          <text:p text:style-name="P74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92">ISSUE</text:p>
                  <text:list>
                    <text:list-item>
                      <text:p text:style-name="P74">log file : 18051</text:p>
                      <text:list>
                        <text:list-item>
                          <text:p text:style-name="P74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4">TRY : create a new csv file starting from “2019.04.23 23:45”</text:p>
                  <text:list>
                    <text:list-item>
                      <text:p text:style-name="P74"><text:soft-page-break/>copy, rename</text:p>
                      <text:list>
                        <text:list-item>
                          <text:p text:style-name="P74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4">delete entries (total → 30)</text:p>
                    </text:list-item>
                    <text:list-item>
                      <text:p text:style-name="P74">conf file → modify</text:p>
                    </text:list-item>
                    <text:list-item>
                      <text:p text:style-name="P74">exec</text:p>
                    </text:list-item>
                  </text:list>
                </text:list-item>
              </text:list>
            </text:list-item>
            <text:list-item>
              <text:p text:style-name="P74">T-1.2</text:p>
              <text:list>
                <text:list-item>
                  <text:p text:style-name="P74">prev ISSUE ==&gt; SOLVED (ops are being done in the later lines)</text:p>
                </text:list-item>
                <text:list-item>
                  <text:p text:style-name="P74">when the pattern is “C2” → what does the prog do currently ? ::[20191210_142947 </text:p>
                  <text:list>
                    <text:list-item>
                      <text:p text:style-name="P74">log file : BUSL3_No_T_3.(20191209_164723).log</text:p>
                    </text:list-item>
                    <text:list-item>
                      <text:p text:style-name="P74">search “(step : C : 2.2 : X.1) valOf_Identity ==&gt; unknown : 'C2'”</text:p>
                    </text:list-item>
                    <text:list-item>
                      <text:p text:style-name="P74">line : 18028</text:p>
                    </text:list-item>
                    <text:list-item>
                      <text:p text:style-name="P74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588736443738949916" text:style-name="L49">
        <text:list-item>
          <text:p text:style-name="P75">TASK</text:p>
          <text:list>
            <text:list-item>
              <text:p text:style-name="P75">“C2” ==&gt; coding in “def update_Pos_After_Identifying”</text:p>
            </text:list-item>
            <text:list-item>
              <text:p text:style-name="P75">#_20191210_143318:next</text:p>
            </text:list-item>
            <text:list-item>
              <text:p text:style-name="P75">ref ==&gt; “C1” : #_20191210_143520:ref</text:p>
            </text:list-item>
          </text:list>
        </text:list-item>
      </text:list>
      <text:p text:style-name="P8">[further]</text:p>
      <text:list xml:id="list8358412135120920211" text:style-name="L50">
        <text:list-item>
          <text:p text:style-name="P76"/>
        </text:list-item>
      </text:list>
      <text:p text:style-name="P2"><text:line-break/><text:span text:style-name="T9">[/ 20191210_143714]</text:span></text:p>
      <text:p text:style-name="P2"/>
      <text:p text:style-name="P13"/>
      <text:p text:style-name="P8"><text:span text:style-name="T10">39</text:span>---------------------------------------------------------------------------</text:p>
      <text:p text:style-name="P14">res free# JVEMV6 44#8.4.3_40 / 44. currency / 8. prog-python / 4 tester / 3. id-<text:soft-page-break/>X / 20191211_130430</text:p>
      <text:p text:style-name="P14"/>
      <text:p text:style-name="P8">[do] <text:span text:style-name="T6">#_ </text:span></text:p>
      <text:list xml:id="list1784237000269195110" text:style-name="L58">
        <text:list-item>
          <text:p text:style-name="P99"><text:span text:style-name="T2">REVIEW</text:span></text:p>
        </text:list-item>
        <text:list-item>
          <text:p text:style-name="P99"><text:span text:style-name="T2">TASK-1 : “C2” ==&gt; coding in “def update_Pos_After_Identifying”</text:span></text:p>
          <text:list>
            <text:list-item>
              <text:list>
                <text:list-item>
                  <text:p text:style-name="P81">#_20191210_143318:next</text:p>
                </text:list-item>
                <text:list-item>
                  <text:p text:style-name="P81"><text:span text:style-name="T2">ref ==&gt; “C1” : #_20191210_143520:ref</text:span></text:p>
                </text:list-item>
              </text:list>
            </text:list-item>
            <text:list-item>
              <text:p text:style-name="P99"><text:span text:style-name="T2">T-1.1</text:span></text:p>
              <text:list>
                <text:list-item>
                  <text:p text:style-name="P99"><text:span text:style-name="T2">CODE</text:span></text:p>
                  <text:list>
                    <text:list-item>
                      <text:p text:style-name="P99"><text:span text:style-name="T2">DUP : “C6” → “C2”</text:span></text:p>
                    </text:list-item>
                    <text:list-item>
                      <text:p text:style-name="P99"><text:span text:style-name="T2">new FUNC : update_Pos_After_Identifying_C2</text:span></text:p>
                      <text:list>
                        <text:list-item>
                          <text:p text:style-name="P99"><text:span text:style-name="T2">DUP</text:span></text:p>
                        </text:list-item>
                        <text:list-item>
                          <text:p text:style-name="P99"><text:span text:style-name="T2">labels</text:span></text:p>
                          <text:list>
                            <text:list-item>
                              <text:p text:style-name="P99"><text:span text:style-name="T2">#_20191211_124911:caller</text:span></text:p>
                            </text:list-item>
                            <text:list-item>
                              <text:p text:style-name="P99"><text:span text:style-name="T2">#_20191211_124914:head</text:span></text:p>
                            </text:list-item>
                            <text:list-item>
                              <text:p text:style-name="P99"><text:span text:style-name="T2">#_20191211_124917:wl:in-func</text:span></text:p>
                            </text:list-item>
                          </text:list>
                        </text:list-item>
                        <text:list-item>
                          <text:p text:style-name="P99"><text:span text:style-name="T2">caller</text:span></text:p>
                        </text:list-item>
                        <text:list-item>
                          <text:p text:style-name="P99"><text:span text:style-name="T2">CODE</text:span></text:p>
                          <text:list>
                            <text:list-item>
                              <text:p text:style-name="P99"><text:span text:style-name="T2">start → n/c</text:span></text:p>
                            </text:list-item>
                            <text:list-item>
                              <text:p text:style-name="P99"><text:span text:style-name="T2">current → n/c</text:span></text:p>
                            </text:list-item>
                            <text:list-item>
                              <text:p text:style-name="P99"><text:span text:style-name="T2">base</text:span></text:p>
                            </text:list-item>
                            <text:list-item>
                              <text:p text:style-name="P99"><text:span text:style-name="T2">refer</text:span></text:p>
                            </text:list-item>
                            <text:list-item>
                              <text:p text:style-name="P99"><text:span text:style-name="T2">TP, SL</text:span></text:p>
                            </text:list-item>
                          </text:list>
                        </text:list-item>
                        <text:list-item>
                          <text:p text:style-name="P99"><text:span text:style-name="T2">TEST ==&gt; 44_5.1_10_rawdata.(AUDJPY).(Period-M15).(NumOfUnits-18000).(Bars-ALL-20190424_184417).20190311_081029.[SLICE-30][20190423_2345~] .csv</text:span></text:p>
                          <text:list>
                            <text:list-item>
                              <text:p text:style-name="P99"><text:span text:style-name="T2">==&gt; OK ::]20191211_13002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span text:style-name="T2">TASK-2 : new : def dp_ANY(lo_LO_Lines, lo_BDs_Tmp) ==&gt; other types</text:span></text:p>
          <text:list>
            <text:list-item>
              <text:list>
                <text:list-item>
                  <text:list>
                    <text:list-item>
                      <text:p text:style-name="P81"><text:soft-page-break/>#_20191208_132632:next</text:p>
                    </text:list-item>
                    <text:list-item>
                      <text:p text:style-name="P81">e.g. dp_Trend_Down( lo_LO_Lines, lo_BDs_Tmp, _index_start:int, numOf_Target_Bars = 4)</text:p>
                      <text:list>
                        <text:list-item>
                          <text:p text:style-name="P81">==&gt; prev 4 bars, all lower than the prev one</text:p>
                        </text:list-item>
                        <text:list-item>
                          <text:p text:style-name="P81">==&gt; i.e. lower price of a given bar (p0(L), price_Close if the bar is down) </text:p>
                        </text:list-item>
                        <text:list-item>
                          <text:p text:style-name="P81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2.1 <text:s/>::[20191211_130508 <text:s text:c="2"/></text:p>
              <text:list>
                <text:list-item>
                  <text:p text:style-name="P81">new FILE : libfx_dp_1.py</text:p>
                </text:list-item>
                <text:list-item>
                  <text:p text:style-name="P81">new FUNC : <text:s/>dp_Trend_Down( lo_LO_Lines, lo_BDs_Tmp, _index_start:int, numOf_Target_Bars = 4)</text:p>
                  <text:list>
                    <text:list-item>
                      <text:p text:style-name="P81">sig</text:p>
                    </text:list-item>
                    <text:list-item>
                      <text:p text:style-name="P81">labels</text:p>
                    </text:list-item>
                    <text:list-item>
                      <text:p text:style-name="P81">caller</text:p>
                      <text:list>
                        <text:list-item>
                          <text:p text:style-name="P81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1">new global var</text:p>
                  <text:list>
                    <text:list-item>
                      <text:p text:style-name="P81">NUMOF_TARGET_BARS_FOR_DP</text:p>
                    </text:list-item>
                    <text:list-item>
                      <text:p text:style-name="P81">TYPEOF_DP</text:p>
                    </text:list-item>
                  </text:list>
                </text:list-item>
                <text:list-item>
                  <text:p text:style-name="P81">skeleton ==&gt; OK</text:p>
                </text:list-item>
                <text:list-item>
                  <text:p text:style-name="P81">TEST ==&gt; <text:s text:c="2"/>::[20191211_133907</text:p>
                  <text:list>
                    <text:list-item>
                      <text:p text:style-name="P81">“[libfx_dp_1.py:113 / 20191211_134502] dp_Trend_Down ==&gt; starting...”</text:p>
                      <text:list>
                        <text:list-item>
                          <text:p text:style-name="P81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23571004889904709" text:style-name="L51">
        <text:list-item>
          <text:p text:style-name="P77">TASK : continue</text:p>
          <text:list>
            <text:list-item>
              <text:p text:style-name="P77">==&gt; dp_1_Trend_Down</text:p>
            </text:list-item>
            <text:list-item>
              <text:p text:style-name="P77">#_20191211_135133:next (libfx_dp_1)</text:p>
            </text:list-item>
          </text:list>
        </text:list-item>
      </text:list>
      <text:p text:style-name="P8">[further]</text:p>
      <text:list xml:id="list6289631051688258105" text:style-name="L52">
        <text:list-item>
          <text:p text:style-name="P78"/>
        </text:list-item>
      </text:list>
      <text:p text:style-name="P2"><text:soft-page-break/><text:line-break/><text:span text:style-name="T9">[/ 20191211_135311]</text:span></text:p>
      <text:p text:style-name="P2"/>
      <text:p text:style-name="P8"><text:span text:style-name="T16">@@@</text:span></text:p>
      <text:p text:style-name="P8"><text:span text:style-name="T10">40</text:span>---------------------------------------------------------------------------</text:p>
      <text:p text:style-name="P14">res free# JVEMV6 44#8.4.3_41 / 44. currency / 8. prog-python / 4 tester / 3. id-X / XXXX</text:p>
      <text:p text:style-name="P14"/>
      <text:p text:style-name="P8">[do] <text:span text:style-name="T6">#_ </text:span></text:p>
      <text:list xml:id="list33736436" text:continue-list="list33731351" text:style-name="L4">
        <text:list-item>
          <text:p text:style-name="P30">REVIEW</text:p>
        </text:list-item>
        <text:list-item>
          <text:p text:style-name="P30">TASK-1</text:p>
        </text:list-item>
      </text:list>
      <text:p text:style-name="P8"/>
      <text:p text:style-name="P8">[next]</text:p>
      <text:list xml:id="list6685098394669182638" text:style-name="L59">
        <text:list-item>
          <text:p text:style-name="P82">TASK</text:p>
        </text:list-item>
      </text:list>
      <text:p text:style-name="P8">[further]</text:p>
      <text:list xml:id="list7255062542477261681" text:style-name="L60">
        <text:list-item>
          <text:p text:style-name="P83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4">res free# JVEMV6 44#8.4.3_X / 44. currency / 8. prog-python / 4 tester / 3. id-X / XXXX</text:p>
      <text:p text:style-name="P14"/>
      <text:p text:style-name="P8"><text:soft-page-break/>[do] <text:span text:style-name="T6">#_ </text:span></text:p>
      <text:list xml:id="list33730265" text:continue-list="list33736436" text:style-name="L4">
        <text:list-item>
          <text:p text:style-name="P30">REVIEW</text:p>
        </text:list-item>
        <text:list-item>
          <text:p text:style-name="P30">TASK-1</text:p>
        </text:list-item>
      </text:list>
      <text:p text:style-name="P8"/>
      <text:p text:style-name="P8">[next]</text:p>
      <text:list xml:id="list5438559933660487842" text:style-name="L53">
        <text:list-item>
          <text:p text:style-name="P79">TASK</text:p>
        </text:list-item>
      </text:list>
      <text:p text:style-name="P8">[further]</text:p>
      <text:list xml:id="list2681566868842048064" text:style-name="L54">
        <text:list-item>
          <text:p text:style-name="P80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7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014484236844984138" text:style-name="L55">
        <text:list-item>
          <text:p text:style-name="P9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9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3744143" text:continue-numbering="true" text:style-name="L55">
        <text:list-item>
          <text:list>
            <text:list-item>
              <text:p text:style-name="P93"/>
            </text:list-item>
            <text:list-item>
              <text:p text:style-name="P93"/>
            </text:list-item>
          </text:list>
        </text:list-item>
      </text:list>
      <text:p text:style-name="P7"><text:soft-page-break/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7933490694853698466" text:style-name="L56">
        <text:list-item>
          <text:p text:style-name="P10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8">pushd C:\WORKS_2\Utils\shortcuts\proj_FX &amp;&amp; end_apps.bat</text:p>
          </table:table-cell>
        </table:table-row>
      </table:table>
      <text:list xml:id="list33731195" text:continue-numbering="true" text:style-name="L56">
        <text:list-item>
          <text:p text:style-name="P105">git</text:p>
          <text:list>
            <text:list-item>
              <text:p text:style-name="P100">console</text:p>
              <text:list>
                <text:list-item>
                  <text:p text:style-name="P100">r o1 &amp;&amp; s &amp;&amp; r q4 &amp;&amp; s</text:p>
                </text:list-item>
                <text:list-item>
                  <text:p text:style-name="P102"/>
                </text:list-item>
                <text:list-item>
                  <text:p text:style-name="P100">r o1 &amp;&amp; s &amp;&amp; r q &amp;&amp; s</text:p>
                </text:list-item>
                <text:list-item>
                  <text:p text:style-name="P102"> </text:p>
                </text:list-item>
                <text:list-item>
                  <text:p text:style-name="P100">r o1 &amp;&amp; s</text:p>
                </text:list-item>
                <text:list-item>
                  <text:p text:style-name="P102"/>
                </text:list-item>
                <text:list-item>
                  <text:p text:style-name="P100">r q4 &amp;&amp; s</text:p>
                </text:list-item>
                <text:list-item>
                  <text:p text:style-name="P102"/>
                </text:list-item>
                <text:list-item>
                  <text:p text:style-name="P100">r q1 &amp;&amp; s</text:p>
                </text:list-item>
                <text:list-item>
                  <text:p text:style-name="P102"/>
                </text:list-item>
                <text:list-item>
                  <text:p text:style-name="P100">r q &amp;&amp; s</text:p>
                </text:list-item>
                <text:list-item>
                  <text:p text:style-name="P101"/>
                </text:list-item>
                <text:list-item>
                  <text:p text:style-name="P100">g l --grep=currency</text:p>
                </text:list-item>
                <text:list-item>
                  <text:p text:style-name="P102"/>
                </text:list-item>
              </text:list>
            </text:list-item>
            <text:list-item>
              <text:p text:style-name="P100">commit</text:p>
              <text:list>
                <text:list-item>
                  <text:p text:style-name="P103">"myself] res freeJVEMV6 44#5.1 74 / 44. currency / 5. ea tools / 1. first / 20190608_160040</text:p>
                </text:list-item>
                <text:list-item>
                  <text:p text:style-name="P102"/>
                </text:list-item>
                <text:list-item>
                  <text:p text:style-name="P103">----------------</text:p>
                </text:list-item>
                <text:list-item>
                  <text:p text:style-name="P102"/>
                </text:list-item>
                <text:list-item>
                  <text:p text:style-name="P103">new FUNC : get_Bars__M_1_A_2</text:p>
                </text:list-item>
                <text:list-item>
                  <text:p text:style-name="P102"/>
                </text:list-item>
                <text:list-item>
                  <text:p text:style-name="P103">==&gt; started</text:p>
                </text:list-item>
                <text:list-item>
                  <text:p text:style-name="P103">"</text:p>
                </text:list-item>
              </text:list>
            </text:list-item>
            <text:list-item>
              <text:p text:style-name="P100">console</text:p>
              <text:list>
                <text:list-item>
                  <text:p text:style-name="P100">r q4 &amp;&amp; p</text:p>
                </text:list-item>
                <text:list-item>
                  <text:p text:style-name="P102"><text:soft-page-break/></text:p>
                </text:list-item>
                <text:list-item>
                  <text:p text:style-name="P100">r o1 &amp;&amp; p</text:p>
                </text:list-item>
                <text:list-item>
                  <text:p text:style-name="P102"/>
                </text:list-item>
                <text:list-item>
                  <text:p text:style-name="P100">r q1 &amp;&amp; p</text:p>
                </text:list-item>
                <text:list-item>
                  <text:p text:style-name="P102"/>
                </text:list-item>
                <text:list-item>
                  <text:p text:style-name="P100">r q &amp;&amp; p &amp;&amp; pushd C:\WORKS_2\Utils\shortcuts\proj_FX &amp;&amp; end_apps.bat</text:p>
                </text:list-item>
                <text:list-item>
                  <text:p text:style-name="P102"/>
                </text:list-item>
                <text:list-item>
                  <text:p text:style-name="P100">r q4 &amp;&amp; p &amp;&amp; r o1 &amp;&amp; p &amp;&amp; pushd C:\WORKS_2\Utils\shortcuts\proj_FX &amp;&amp; end_apps.bat</text:p>
                </text:list-item>
                <text:list-item>
                  <text:p text:style-name="P102"/>
                </text:list-item>
                <text:list-item>
                  <text:p text:style-name="P100">r q &amp;&amp; p &amp;&amp; r o1 &amp;&amp; p &amp;&amp; pushd C:\WORKS_2\Utils\shortcuts\proj_FX &amp;&amp; end_apps.bat</text:p>
                </text:list-item>
                <text:list-item>
                  <text:p text:style-name="P102"/>
                </text:list-item>
                <text:list-item>
                  <text:p text:style-name="P100">r q4 &amp;&amp; p &amp;&amp; pushd C:\WORKS_2\Utils\shortcuts\proj_FX &amp;&amp; end_apps.bat</text:p>
                </text:list-item>
                <text:list-item>
                  <text:p text:style-name="P100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8">r o1 &amp;&amp; e &amp;&amp; p</text:p>
          </table:table-cell>
        </table:table-row>
        <table:table-row>
          <table:table-cell table:style-name="表2.A2" office:value-type="string">
            <text:p text:style-name="P18">pushd C:\WORKS_2\Utils\shortcuts\proj_FX &amp;&amp; end_apps.bat</text:p>
          </table:table-cell>
        </table:table-row>
      </table:table>
      <text:list xml:id="list33754385" text:continue-numbering="true" text:style-name="L56">
        <text:list-item>
          <text:list>
            <text:list-item>
              <text:list>
                <text:list-item>
                  <text:p text:style-name="P100"/>
                </text:list-item>
                <text:list-item>
                  <text:p text:style-name="P100">r o1 &amp;&amp; e &amp;&amp; p</text:p>
                </text:list-item>
                <text:list-item>
                  <text:p text:style-name="P100">pushd C:\WORKS_2\Utils\shortcuts\proj_FX &amp;&amp; end_apps.bat</text:p>
                </text:list-item>
                <text:list-item>
                  <text:p text:style-name="P101"/>
                </text:list-item>
              </text:list>
            </text:list-item>
          </text:list>
        </text:list-item>
        <text:list-item>
          <text:p text:style-name="P100">close apps</text:p>
          <text:list>
            <text:list-item>
              <text:p text:style-name="P100">pushd C:\WORKS_2\Utils\shortcuts\proj_FX</text:p>
            </text:list-item>
            <text:list-item>
              <text:p text:style-name="P100">end_apps.bat</text:p>
            </text:list-item>
            <text:list-item>
              <text:p text:style-name="P102"/>
            </text:list-item>
          </text:list>
        </text:list-item>
        <text:list-item>
          <text:p text:style-name="P100">close</text:p>
          <text:list>
            <text:list-item>
              <text:p text:style-name="P100">folders</text:p>
            </text:list-item>
            <text:list-item>
              <text:p text:style-name="P100">browser</text:p>
            </text:list-item>
            <text:list-item>
              <text:p text:style-name="P100">server</text:p>
            </text:list-item>
            <text:list-item>
              <text:p text:style-name="P100">email</text:p>
            </text:list-item>
          </text:list>
        </text:list-item>
        <text:list-item>
          <text:p text:style-name="P106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4008847279556942039" text:style-name="L57">
        <text:list-item>
          <text:p text:style-name="P23">git</text:p>
          <text:list>
            <text:list-item>
              <text:p text:style-name="P23">commit</text:p>
            </text:list-item>
          </text:list>
        </text:list-item>
        <text:list-item>
          <text:p text:style-name="P23"><text:soft-page-break/>move “@@@”</text:p>
        </text:list-item>
        <text:list-item>
          <text:p text:style-name="P23">DUP : template</text:p>
        </text:list-item>
        <text:list-item>
          <text:p text:style-name="P23">delete</text:p>
          <text:list>
            <text:list-item>
              <text:p text:style-name="P23">log folders (gen-ed in this session)</text:p>
            </text:list-item>
          </text:list>
        </text:list-item>
        <text:list-item>
          <text:p text:style-name="P23">close apps</text:p>
          <text:list>
            <text:list-item>
              <text:p text:style-name="P23">eclipse</text:p>
            </text:list-item>
            <text:list-item>
              <text:p text:style-name="P23">server</text:p>
            </text:list-item>
            <text:list-item>
              <text:p text:style-name="P23">web page</text:p>
              <text:list>
                <text:list-item>
                  <text:p text:style-name="P23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3">folders</text:p>
            </text:list-item>
            <text:list-item>
              <text:p text:style-name="P23">mt4 tra<text:span text:style-name="T8">ding tool</text:span></text:p>
            </text:list-item>
            <text:list-item>
              <text:p text:style-name="P24">image files</text:p>
            </text:list-item>
          </text:list>
        </text:list-item>
        <text:list-item>
          <text:p text:style-name="P23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8">pushd C:\WORKS_2\Utils\shortcuts\proj_FX &amp;&amp; end_apps.bat</text:p>
            <text:p text:style-name="P18"/>
          </table:table-cell>
        </table:table-row>
        <table:table-row>
          <table:table-cell table:style-name="表5.A2" office:value-type="string">
            <text:p text:style-name="P18"/>
          </table:table-cell>
        </table:table-row>
      </table:table>
      <text:p text:style-name="P1"/>
      <text:list xml:id="list33733629" text:continue-numbering="true" text:style-name="L57">
        <text:list-item>
          <text:list>
            <text:list-item>
              <text:p text:style-name="P23">close</text:p>
            </text:list-item>
            <text:list-item>
              <text:p text:style-name="P23">console window</text:p>
            </text:list-item>
            <text:list-item>
              <text:p text:style-name="P23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1T13:53:49.68</dc:date>
    <meta:editing-duration>P4DT20H43M35S</meta:editing-duration>
    <meta:editing-cycles>390</meta:editing-cycles>
    <meta:generator>OpenOffice/4.1.3$Win32 OpenOffice.org_project/413m1$Build-9783</meta:generator>
    <dc:creator>iwabuchi ken</dc:creator>
    <meta:document-statistic meta:table-count="5" meta:image-count="0" meta:object-count="0" meta:page-count="40" meta:paragraph-count="913" meta:word-count="4859" meta:character-count="29616"/>
  </office:meta>
</office:document-meta>
</file>